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799in"/>
    </style:style>
    <style:style style:name="co2" style:family="table-column">
      <style:table-column-properties fo:break-before="auto" style:column-width="0.572in"/>
    </style:style>
    <style:style style:name="co3" style:family="table-column">
      <style:table-column-properties fo:break-before="auto" style:column-width="0.7717in"/>
    </style:style>
    <style:style style:name="co4" style:family="table-column">
      <style:table-column-properties fo:break-before="auto" style:column-width="0.7638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5138in"/>
    </style:style>
    <style:style style:name="co7" style:family="table-column">
      <style:table-column-properties fo:break-before="auto" style:column-width="0.216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0"/>
    <style:style style:name="ce2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gender-height-weight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PatientID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Height (in)</text:p>
          </table:table-cell>
          <table:table-cell office:value-type="string" calcext:value-type="string">
            <text:p>Weight (lb)</text:p>
          </table:table-cell>
          <table:table-cell table:number-columns-repeated="5"/>
          <table:table-cell office:value-type="string" calcext:value-type="string">
            <text:p>Categor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ale</text:p>
          </table:table-cell>
          <table:table-cell office:value-type="float" office:value="67.0388652261268" calcext:value-type="float">
            <text:p>67.04</text:p>
          </table:table-cell>
          <table:table-cell office:value-type="float" office:value="167.912792643045" calcext:value-type="float">
            <text:p>167.91</text:p>
          </table:table-cell>
          <table:table-cell table:number-columns-repeated="3"/>
          <table:table-cell office:value-type="string" calcext:value-type="string">
            <text:p>interval</text:p>
          </table:table-cell>
          <table:table-cell table:formula="of:=ROUND((MAX([.$C2:.$C100000]) - MIN([.$C2:.$C100000])) / 10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float" office:value="63.0851623479461" calcext:value-type="float">
            <text:p>63.09</text:p>
          </table:table-cell>
          <table:table-cell office:value-type="float" office:value="124.829873690161" calcext:value-type="float">
            <text:p>124.8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le</text:p>
          </table:table-cell>
          <table:table-cell office:value-type="float" office:value="64.366676724607" calcext:value-type="float">
            <text:p>64.37</text:p>
          </table:table-cell>
          <table:table-cell office:value-type="float" office:value="162.495082455027" calcext:value-type="float">
            <text:p>162.50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float" office:value="66.4109077861082" calcext:value-type="float">
            <text:p>66.41</text:p>
          </table:table-cell>
          <table:table-cell office:value-type="float" office:value="161.99138563683" calcext:value-type="float">
            <text:p>161.99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emale</text:p>
          </table:table-cell>
          <table:table-cell office:value-type="float" office:value="64.7989611645402" calcext:value-type="float">
            <text:p>64.80</text:p>
          </table:table-cell>
          <table:table-cell office:value-type="float" office:value="152.828705503825" calcext:value-type="float">
            <text:p>152.83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emale</text:p>
          </table:table-cell>
          <table:table-cell office:value-type="float" office:value="66.2094519012334" calcext:value-type="float">
            <text:p>66.21</text:p>
          </table:table-cell>
          <table:table-cell office:value-type="float" office:value="140.506413126246" calcext:value-type="float">
            <text:p>140.51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le</text:p>
          </table:table-cell>
          <table:table-cell office:value-type="float" office:value="66.3276990468685" calcext:value-type="float">
            <text:p>66.33</text:p>
          </table:table-cell>
          <table:table-cell office:value-type="float" office:value="156.606046359655" calcext:value-type="float">
            <text:p>156.61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ale</text:p>
          </table:table-cell>
          <table:table-cell office:value-type="float" office:value="72.3875690410247" calcext:value-type="float">
            <text:p>72.39</text:p>
          </table:table-cell>
          <table:table-cell office:value-type="float" office:value="199.446899235481" calcext:value-type="float">
            <text:p>199.45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emale</text:p>
          </table:table-cell>
          <table:table-cell office:value-type="float" office:value="60.150030714028" calcext:value-type="float">
            <text:p>60.15</text:p>
          </table:table-cell>
          <table:table-cell office:value-type="float" office:value="103.979162647724" calcext:value-type="float">
            <text:p>103.98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emale</text:p>
          </table:table-cell>
          <table:table-cell office:value-type="float" office:value="56.0666363500952" calcext:value-type="float">
            <text:p>56.07</text:p>
          </table:table-cell>
          <table:table-cell office:value-type="float" office:value="89.5712047395611" calcext:value-type="float">
            <text:p>89.57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emale</text:p>
          </table:table-cell>
          <table:table-cell office:value-type="float" office:value="63.3526975521962" calcext:value-type="float">
            <text:p>63.35</text:p>
          </table:table-cell>
          <table:table-cell office:value-type="float" office:value="141.906509849061" calcext:value-type="float">
            <text:p>141.91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emale</text:p>
          </table:table-cell>
          <table:table-cell office:value-type="float" office:value="62.0886315795757" calcext:value-type="float">
            <text:p>62.09</text:p>
          </table:table-cell>
          <table:table-cell office:value-type="float" office:value="112.748109757602" calcext:value-type="float">
            <text:p>112.75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ale</text:p>
          </table:table-cell>
          <table:table-cell office:value-type="float" office:value="64.9224230596659" calcext:value-type="float">
            <text:p>64.92</text:p>
          </table:table-cell>
          <table:table-cell office:value-type="float" office:value="158.412559422739" calcext:value-type="float">
            <text:p>158.41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emale</text:p>
          </table:table-cell>
          <table:table-cell office:value-type="float" office:value="68.2916245166065" calcext:value-type="float">
            <text:p>68.29</text:p>
          </table:table-cell>
          <table:table-cell office:value-type="float" office:value="164.183004342798" calcext:value-type="float">
            <text:p>164.18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emale</text:p>
          </table:table-cell>
          <table:table-cell office:value-type="float" office:value="66.0424876840815" calcext:value-type="float">
            <text:p>66.04</text:p>
          </table:table-cell>
          <table:table-cell office:value-type="float" office:value="133.944360535363" calcext:value-type="float">
            <text:p>133.94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emale</text:p>
          </table:table-cell>
          <table:table-cell office:value-type="float" office:value="62.9076299339235" calcext:value-type="float">
            <text:p>62.91</text:p>
          </table:table-cell>
          <table:table-cell office:value-type="float" office:value="141.216627796238" calcext:value-type="float">
            <text:p>141.22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le</text:p>
          </table:table-cell>
          <table:table-cell office:value-type="float" office:value="72.9213671359476" calcext:value-type="float">
            <text:p>72.92</text:p>
          </table:table-cell>
          <table:table-cell office:value-type="float" office:value="213.924486409781" calcext:value-type="float">
            <text:p>213.92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emale</text:p>
          </table:table-cell>
          <table:table-cell office:value-type="float" office:value="68.6872321923365" calcext:value-type="float">
            <text:p>68.69</text:p>
          </table:table-cell>
          <table:table-cell office:value-type="float" office:value="173.115812588004" calcext:value-type="float">
            <text:p>173.12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ale</text:p>
          </table:table-cell>
          <table:table-cell office:value-type="float" office:value="71.5652564587241" calcext:value-type="float">
            <text:p>71.57</text:p>
          </table:table-cell>
          <table:table-cell office:value-type="float" office:value="194.721856413693" calcext:value-type="float">
            <text:p>194.72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ale</text:p>
          </table:table-cell>
          <table:table-cell office:value-type="float" office:value="66.202347706273" calcext:value-type="float">
            <text:p>66.20</text:p>
          </table:table-cell>
          <table:table-cell office:value-type="float" office:value="159.390323744187" calcext:value-type="float">
            <text:p>159.39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emale</text:p>
          </table:table-cell>
          <table:table-cell office:value-type="float" office:value="58.6463298569074" calcext:value-type="float">
            <text:p>58.65</text:p>
          </table:table-cell>
          <table:table-cell office:value-type="float" office:value="96.5248498312934" calcext:value-type="float">
            <text:p>96.52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emale</text:p>
          </table:table-cell>
          <table:table-cell office:value-type="float" office:value="64.3283172106086" calcext:value-type="float">
            <text:p>64.33</text:p>
          </table:table-cell>
          <table:table-cell office:value-type="float" office:value="134.744705000123" calcext:value-type="float">
            <text:p>134.74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ale</text:p>
          </table:table-cell>
          <table:table-cell office:value-type="float" office:value="71.6408051192206" calcext:value-type="float">
            <text:p>71.64</text:p>
          </table:table-cell>
          <table:table-cell office:value-type="float" office:value="213.741169489411" calcext:value-type="float">
            <text:p>213.74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emale</text:p>
          </table:table-cell>
          <table:table-cell office:value-type="float" office:value="61.3916436454159" calcext:value-type="float">
            <text:p>61.39</text:p>
          </table:table-cell>
          <table:table-cell office:value-type="float" office:value="120.681906546154" calcext:value-type="float">
            <text:p>120.68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ale</text:p>
          </table:table-cell>
          <table:table-cell office:value-type="float" office:value="67.1351749028692" calcext:value-type="float">
            <text:p>67.14</text:p>
          </table:table-cell>
          <table:table-cell office:value-type="float" office:value="177.984361143984" calcext:value-type="float">
            <text:p>177.98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le</text:p>
          </table:table-cell>
          <table:table-cell office:value-type="float" office:value="66.8328782059274" calcext:value-type="float">
            <text:p>66.83</text:p>
          </table:table-cell>
          <table:table-cell office:value-type="float" office:value="180.683886970857" calcext:value-type="float">
            <text:p>180.68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ale</text:p>
          </table:table-cell>
          <table:table-cell office:value-type="float" office:value="68.066866584895" calcext:value-type="float">
            <text:p>68.07</text:p>
          </table:table-cell>
          <table:table-cell office:value-type="float" office:value="187.038344717004" calcext:value-type="float">
            <text:p>187.04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Female</text:p>
          </table:table-cell>
          <table:table-cell office:value-type="float" office:value="63.2603627220612" calcext:value-type="float">
            <text:p>63.26</text:p>
          </table:table-cell>
          <table:table-cell office:value-type="float" office:value="137.811370151255" calcext:value-type="float">
            <text:p>137.81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ale</text:p>
          </table:table-cell>
          <table:table-cell office:value-type="float" office:value="71.8484348479039" calcext:value-type="float">
            <text:p>71.85</text:p>
          </table:table-cell>
          <table:table-cell office:value-type="float" office:value="218.157469450706" calcext:value-type="float">
            <text:p>218.16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le</text:p>
          </table:table-cell>
          <table:table-cell office:value-type="float" office:value="68.2627394326726" calcext:value-type="float">
            <text:p>68.26</text:p>
          </table:table-cell>
          <table:table-cell office:value-type="float" office:value="183.078953381949" calcext:value-type="float">
            <text:p>183.08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emale</text:p>
          </table:table-cell>
          <table:table-cell office:value-type="float" office:value="68.2543625394003" calcext:value-type="float">
            <text:p>68.25</text:p>
          </table:table-cell>
          <table:table-cell office:value-type="float" office:value="173.513343771179" calcext:value-type="float">
            <text:p>173.51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Female</text:p>
          </table:table-cell>
          <table:table-cell office:value-type="float" office:value="65.7995608057062" calcext:value-type="float">
            <text:p>65.80</text:p>
          </table:table-cell>
          <table:table-cell office:value-type="float" office:value="157.293742488265" calcext:value-type="float">
            <text:p>157.29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ale</text:p>
          </table:table-cell>
          <table:table-cell office:value-type="float" office:value="69.6134038324844" calcext:value-type="float">
            <text:p>69.61</text:p>
          </table:table-cell>
          <table:table-cell office:value-type="float" office:value="188.868777815123" calcext:value-type="float">
            <text:p>188.87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ale</text:p>
          </table:table-cell>
          <table:table-cell office:value-type="float" office:value="68.5683746655455" calcext:value-type="float">
            <text:p>68.57</text:p>
          </table:table-cell>
          <table:table-cell office:value-type="float" office:value="179.795968121258" calcext:value-type="float">
            <text:p>179.80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Female</text:p>
          </table:table-cell>
          <table:table-cell office:value-type="float" office:value="65.4491063695484" calcext:value-type="float">
            <text:p>65.45</text:p>
          </table:table-cell>
          <table:table-cell office:value-type="float" office:value="140.60862619826" calcext:value-type="float">
            <text:p>140.61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ale</text:p>
          </table:table-cell>
          <table:table-cell office:value-type="float" office:value="65.1872208535622" calcext:value-type="float">
            <text:p>65.19</text:p>
          </table:table-cell>
          <table:table-cell office:value-type="float" office:value="172.606482559614" calcext:value-type="float">
            <text:p>172.61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Female</text:p>
          </table:table-cell>
          <table:table-cell office:value-type="float" office:value="65.383224212625" calcext:value-type="float">
            <text:p>65.38</text:p>
          </table:table-cell>
          <table:table-cell office:value-type="float" office:value="140.073641074898" calcext:value-type="float">
            <text:p>140.07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ale</text:p>
          </table:table-cell>
          <table:table-cell office:value-type="float" office:value="69.3547795615889" calcext:value-type="float">
            <text:p>69.35</text:p>
          </table:table-cell>
          <table:table-cell office:value-type="float" office:value="202.332215731187" calcext:value-type="float">
            <text:p>202.33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ale</text:p>
          </table:table-cell>
          <table:table-cell office:value-type="float" office:value="70.1560126502743" calcext:value-type="float">
            <text:p>70.16</text:p>
          </table:table-cell>
          <table:table-cell office:value-type="float" office:value="185.257822705305" calcext:value-type="float">
            <text:p>185.26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ale</text:p>
          </table:table-cell>
          <table:table-cell office:value-type="float" office:value="66.7016049901078" calcext:value-type="float">
            <text:p>66.70</text:p>
          </table:table-cell>
          <table:table-cell office:value-type="float" office:value="172.839809078093" calcext:value-type="float">
            <text:p>172.84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Female</text:p>
          </table:table-cell>
          <table:table-cell office:value-type="float" office:value="61.78785109145" calcext:value-type="float">
            <text:p>61.79</text:p>
          </table:table-cell>
          <table:table-cell office:value-type="float" office:value="121.092797347421" calcext:value-type="float">
            <text:p>121.09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Female</text:p>
          </table:table-cell>
          <table:table-cell office:value-type="float" office:value="66.2848633755886" calcext:value-type="float">
            <text:p>66.28</text:p>
          </table:table-cell>
          <table:table-cell office:value-type="float" office:value="154.885142449294" calcext:value-type="float">
            <text:p>154.89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Female</text:p>
          </table:table-cell>
          <table:table-cell office:value-type="float" office:value="67.4118336321295" calcext:value-type="float">
            <text:p>67.41</text:p>
          </table:table-cell>
          <table:table-cell office:value-type="float" office:value="147.360805343919" calcext:value-type="float">
            <text:p>147.36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ale</text:p>
          </table:table-cell>
          <table:table-cell office:value-type="float" office:value="63.5771768953184" calcext:value-type="float">
            <text:p>63.58</text:p>
          </table:table-cell>
          <table:table-cell office:value-type="float" office:value="156.820414854543" calcext:value-type="float">
            <text:p>156.82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ale</text:p>
          </table:table-cell>
          <table:table-cell office:value-type="float" office:value="68.2518364408672" calcext:value-type="float">
            <text:p>68.25</text:p>
          </table:table-cell>
          <table:table-cell office:value-type="float" office:value="187.060552163801" calcext:value-type="float">
            <text:p>187.06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ale</text:p>
          </table:table-cell>
          <table:table-cell office:value-type="float" office:value="72.1989792983851" calcext:value-type="float">
            <text:p>72.20</text:p>
          </table:table-cell>
          <table:table-cell office:value-type="float" office:value="218.063751401917" calcext:value-type="float">
            <text:p>218.06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Female</text:p>
          </table:table-cell>
          <table:table-cell office:value-type="float" office:value="72.4297709549193" calcext:value-type="float">
            <text:p>72.43</text:p>
          </table:table-cell>
          <table:table-cell office:value-type="float" office:value="177.969532057211" calcext:value-type="float">
            <text:p>177.97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Female</text:p>
          </table:table-cell>
          <table:table-cell office:value-type="float" office:value="61.3894906412277" calcext:value-type="float">
            <text:p>61.39</text:p>
          </table:table-cell>
          <table:table-cell office:value-type="float" office:value="139.105836976208" calcext:value-type="float">
            <text:p>139.11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ale</text:p>
          </table:table-cell>
          <table:table-cell office:value-type="float" office:value="69.2127772206538" calcext:value-type="float">
            <text:p>69.21</text:p>
          </table:table-cell>
          <table:table-cell office:value-type="float" office:value="188.947625431233" calcext:value-type="float">
            <text:p>188.95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Female</text:p>
          </table:table-cell>
          <table:table-cell office:value-type="float" office:value="57.7832316168349" calcext:value-type="float">
            <text:p>57.78</text:p>
          </table:table-cell>
          <table:table-cell office:value-type="float" office:value="126.143595942272" calcext:value-type="float">
            <text:p>126.14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emale</text:p>
          </table:table-cell>
          <table:table-cell office:value-type="float" office:value="62.5541763040655" calcext:value-type="float">
            <text:p>62.55</text:p>
          </table:table-cell>
          <table:table-cell office:value-type="float" office:value="113.449037730277" calcext:value-type="float">
            <text:p>113.45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Female</text:p>
          </table:table-cell>
          <table:table-cell office:value-type="float" office:value="62.732417407007" calcext:value-type="float">
            <text:p>62.73</text:p>
          </table:table-cell>
          <table:table-cell office:value-type="float" office:value="106.884047248122" calcext:value-type="float">
            <text:p>106.88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ale</text:p>
          </table:table-cell>
          <table:table-cell office:value-type="float" office:value="70.8098265262868" calcext:value-type="float">
            <text:p>70.81</text:p>
          </table:table-cell>
          <table:table-cell office:value-type="float" office:value="203.978417730569" calcext:value-type="float">
            <text:p>203.98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Male</text:p>
          </table:table-cell>
          <table:table-cell office:value-type="float" office:value="66.6265193462048" calcext:value-type="float">
            <text:p>66.63</text:p>
          </table:table-cell>
          <table:table-cell office:value-type="float" office:value="179.053683004071" calcext:value-type="float">
            <text:p>179.05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Female</text:p>
          </table:table-cell>
          <table:table-cell office:value-type="float" office:value="61.6541746571694" calcext:value-type="float">
            <text:p>61.65</text:p>
          </table:table-cell>
          <table:table-cell office:value-type="float" office:value="141.49632459471" calcext:value-type="float">
            <text:p>141.50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Male</text:p>
          </table:table-cell>
          <table:table-cell office:value-type="float" office:value="66.6594928467085" calcext:value-type="float">
            <text:p>66.66</text:p>
          </table:table-cell>
          <table:table-cell office:value-type="float" office:value="182.746513591033" calcext:value-type="float">
            <text:p>182.75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Male</text:p>
          </table:table-cell>
          <table:table-cell office:value-type="float" office:value="67.8902088460191" calcext:value-type="float">
            <text:p>67.89</text:p>
          </table:table-cell>
          <table:table-cell office:value-type="float" office:value="168.824926999625" calcext:value-type="float">
            <text:p>168.82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ale</text:p>
          </table:table-cell>
          <table:table-cell office:value-type="float" office:value="73.0848942216874" calcext:value-type="float">
            <text:p>73.08</text:p>
          </table:table-cell>
          <table:table-cell office:value-type="float" office:value="230.678778196553" calcext:value-type="float">
            <text:p>230.68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Female</text:p>
          </table:table-cell>
          <table:table-cell office:value-type="float" office:value="63.128042988196" calcext:value-type="float">
            <text:p>63.13</text:p>
          </table:table-cell>
          <table:table-cell office:value-type="float" office:value="136.592800500294" calcext:value-type="float">
            <text:p>136.59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Male</text:p>
          </table:table-cell>
          <table:table-cell office:value-type="float" office:value="69.3685765882715" calcext:value-type="float">
            <text:p>69.37</text:p>
          </table:table-cell>
          <table:table-cell office:value-type="float" office:value="187.571057528204" calcext:value-type="float">
            <text:p>187.57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Male</text:p>
          </table:table-cell>
          <table:table-cell office:value-type="float" office:value="68.3464565013792" calcext:value-type="float">
            <text:p>68.35</text:p>
          </table:table-cell>
          <table:table-cell office:value-type="float" office:value="178.675992067492" calcext:value-type="float">
            <text:p>178.68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Male</text:p>
          </table:table-cell>
          <table:table-cell office:value-type="float" office:value="66.2991930296065" calcext:value-type="float">
            <text:p>66.30</text:p>
          </table:table-cell>
          <table:table-cell office:value-type="float" office:value="180.201266068932" calcext:value-type="float">
            <text:p>180.20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Female</text:p>
          </table:table-cell>
          <table:table-cell office:value-type="float" office:value="66.3867051836085" calcext:value-type="float">
            <text:p>66.39</text:p>
          </table:table-cell>
          <table:table-cell office:value-type="float" office:value="152.738489949504" calcext:value-type="float">
            <text:p>152.74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Female</text:p>
          </table:table-cell>
          <table:table-cell office:value-type="float" office:value="65.119162340088" calcext:value-type="float">
            <text:p>65.12</text:p>
          </table:table-cell>
          <table:table-cell office:value-type="float" office:value="146.431025155674" calcext:value-type="float">
            <text:p>146.43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Male</text:p>
          </table:table-cell>
          <table:table-cell office:value-type="float" office:value="61.7645093762568" calcext:value-type="float">
            <text:p>61.76</text:p>
          </table:table-cell>
          <table:table-cell office:value-type="float" office:value="135.544201374823" calcext:value-type="float">
            <text:p>135.54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Male</text:p>
          </table:table-cell>
          <table:table-cell office:value-type="float" office:value="73.0423169118097" calcext:value-type="float">
            <text:p>73.04</text:p>
          </table:table-cell>
          <table:table-cell office:value-type="float" office:value="212.348964540199" calcext:value-type="float">
            <text:p>212.35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Female</text:p>
          </table:table-cell>
          <table:table-cell office:value-type="float" office:value="61.0826769228384" calcext:value-type="float">
            <text:p>61.08</text:p>
          </table:table-cell>
          <table:table-cell office:value-type="float" office:value="141.50309801532" calcext:value-type="float">
            <text:p>141.50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Female</text:p>
          </table:table-cell>
          <table:table-cell office:value-type="float" office:value="64.889918729116" calcext:value-type="float">
            <text:p>64.89</text:p>
          </table:table-cell>
          <table:table-cell office:value-type="float" office:value="134.27994876853" calcext:value-type="float">
            <text:p>134.28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Male</text:p>
          </table:table-cell>
          <table:table-cell office:value-type="float" office:value="69.9667995979482" calcext:value-type="float">
            <text:p>69.97</text:p>
          </table:table-cell>
          <table:table-cell office:value-type="float" office:value="189.838617717709" calcext:value-type="float">
            <text:p>189.84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Female</text:p>
          </table:table-cell>
          <table:table-cell office:value-type="float" office:value="64.625353074651" calcext:value-type="float">
            <text:p>64.63</text:p>
          </table:table-cell>
          <table:table-cell office:value-type="float" office:value="143.145608450255" calcext:value-type="float">
            <text:p>143.15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Female</text:p>
          </table:table-cell>
          <table:table-cell office:value-type="float" office:value="65.2941650150928" calcext:value-type="float">
            <text:p>65.29</text:p>
          </table:table-cell>
          <table:table-cell office:value-type="float" office:value="138.807700108306" calcext:value-type="float">
            <text:p>138.81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Male</text:p>
          </table:table-cell>
          <table:table-cell office:value-type="float" office:value="65.8560430168292" calcext:value-type="float">
            <text:p>65.86</text:p>
          </table:table-cell>
          <table:table-cell office:value-type="float" office:value="169.67626673248" calcext:value-type="float">
            <text:p>169.68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Female</text:p>
          </table:table-cell>
          <table:table-cell office:value-type="float" office:value="60.1595090304518" calcext:value-type="float">
            <text:p>60.16</text:p>
          </table:table-cell>
          <table:table-cell office:value-type="float" office:value="116.10637611162" calcext:value-type="float">
            <text:p>116.11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Male</text:p>
          </table:table-cell>
          <table:table-cell office:value-type="float" office:value="71.4523265352799" calcext:value-type="float">
            <text:p>71.45</text:p>
          </table:table-cell>
          <table:table-cell office:value-type="float" office:value="203.448273004639" calcext:value-type="float">
            <text:p>203.45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Female</text:p>
          </table:table-cell>
          <table:table-cell office:value-type="float" office:value="64.7910182373408" calcext:value-type="float">
            <text:p>64.79</text:p>
          </table:table-cell>
          <table:table-cell office:value-type="float" office:value="140.40091320664" calcext:value-type="float">
            <text:p>140.40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Female</text:p>
          </table:table-cell>
          <table:table-cell office:value-type="float" office:value="63.7011397144788" calcext:value-type="float">
            <text:p>63.70</text:p>
          </table:table-cell>
          <table:table-cell office:value-type="float" office:value="152.904962789341" calcext:value-type="float">
            <text:p>152.90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Female</text:p>
          </table:table-cell>
          <table:table-cell office:value-type="float" office:value="60.025917295093" calcext:value-type="float">
            <text:p>60.03</text:p>
          </table:table-cell>
          <table:table-cell office:value-type="float" office:value="126.460829766303" calcext:value-type="float">
            <text:p>126.46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Female</text:p>
          </table:table-cell>
          <table:table-cell office:value-type="float" office:value="62.9349262148006" calcext:value-type="float">
            <text:p>62.93</text:p>
          </table:table-cell>
          <table:table-cell office:value-type="float" office:value="132.61652537078" calcext:value-type="float">
            <text:p>132.62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Female</text:p>
          </table:table-cell>
          <table:table-cell office:value-type="float" office:value="63.6860190981696" calcext:value-type="float">
            <text:p>63.69</text:p>
          </table:table-cell>
          <table:table-cell office:value-type="float" office:value="129.021055261541" calcext:value-type="float">
            <text:p>129.02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Male</text:p>
          </table:table-cell>
          <table:table-cell office:value-type="float" office:value="67.0840433478276" calcext:value-type="float">
            <text:p>67.08</text:p>
          </table:table-cell>
          <table:table-cell office:value-type="float" office:value="167.893176922926" calcext:value-type="float">
            <text:p>167.89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Female</text:p>
          </table:table-cell>
          <table:table-cell office:value-type="float" office:value="60.1616691929441" calcext:value-type="float">
            <text:p>60.16</text:p>
          </table:table-cell>
          <table:table-cell office:value-type="float" office:value="130.820809922092" calcext:value-type="float">
            <text:p>130.82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Female</text:p>
          </table:table-cell>
          <table:table-cell office:value-type="float" office:value="65.052618957827" calcext:value-type="float">
            <text:p>65.05</text:p>
          </table:table-cell>
          <table:table-cell office:value-type="float" office:value="150.097941625046" calcext:value-type="float">
            <text:p>150.10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Male</text:p>
          </table:table-cell>
          <table:table-cell office:value-type="float" office:value="70.6471391547845" calcext:value-type="float">
            <text:p>70.65</text:p>
          </table:table-cell>
          <table:table-cell office:value-type="float" office:value="207.556408191843" calcext:value-type="float">
            <text:p>207.56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Female</text:p>
          </table:table-cell>
          <table:table-cell office:value-type="float" office:value="66.9869801293675" calcext:value-type="float">
            <text:p>66.99</text:p>
          </table:table-cell>
          <table:table-cell office:value-type="float" office:value="155.33023439413" calcext:value-type="float">
            <text:p>155.33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Female</text:p>
          </table:table-cell>
          <table:table-cell office:value-type="float" office:value="63.9304349811277" calcext:value-type="float">
            <text:p>63.93</text:p>
          </table:table-cell>
          <table:table-cell office:value-type="float" office:value="134.409159480214" calcext:value-type="float">
            <text:p>134.41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Female</text:p>
          </table:table-cell>
          <table:table-cell office:value-type="float" office:value="66.6370546818033" calcext:value-type="float">
            <text:p>66.64</text:p>
          </table:table-cell>
          <table:table-cell office:value-type="float" office:value="146.411268413887" calcext:value-type="float">
            <text:p>146.41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Female</text:p>
          </table:table-cell>
          <table:table-cell office:value-type="float" office:value="64.2946984483287" calcext:value-type="float">
            <text:p>64.29</text:p>
          </table:table-cell>
          <table:table-cell office:value-type="float" office:value="148.066097319915" calcext:value-type="float">
            <text:p>148.07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Male</text:p>
          </table:table-cell>
          <table:table-cell office:value-type="float" office:value="71.1893840849912" calcext:value-type="float">
            <text:p>71.19</text:p>
          </table:table-cell>
          <table:table-cell office:value-type="float" office:value="202.782735719744" calcext:value-type="float">
            <text:p>202.78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Male</text:p>
          </table:table-cell>
          <table:table-cell office:value-type="float" office:value="67.7492068507248" calcext:value-type="float">
            <text:p>67.75</text:p>
          </table:table-cell>
          <table:table-cell office:value-type="float" office:value="178.583626608061" calcext:value-type="float">
            <text:p>178.58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Female</text:p>
          </table:table-cell>
          <table:table-cell office:value-type="float" office:value="66.5380772533596" calcext:value-type="float">
            <text:p>66.54</text:p>
          </table:table-cell>
          <table:table-cell office:value-type="float" office:value="143.664713932853" calcext:value-type="float">
            <text:p>143.66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Male</text:p>
          </table:table-cell>
          <table:table-cell office:value-type="float" office:value="72.2584089235993" calcext:value-type="float">
            <text:p>72.26</text:p>
          </table:table-cell>
          <table:table-cell office:value-type="float" office:value="192.910266551722" calcext:value-type="float">
            <text:p>192.91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Female</text:p>
          </table:table-cell>
          <table:table-cell office:value-type="float" office:value="60.5684836937429" calcext:value-type="float">
            <text:p>60.57</text:p>
          </table:table-cell>
          <table:table-cell office:value-type="float" office:value="110.490718413001" calcext:value-type="float">
            <text:p>110.49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Female</text:p>
          </table:table-cell>
          <table:table-cell office:value-type="float" office:value="64.2168207729234" calcext:value-type="float">
            <text:p>64.22</text:p>
          </table:table-cell>
          <table:table-cell office:value-type="float" office:value="145.603465596979" calcext:value-type="float">
            <text:p>145.60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Female</text:p>
          </table:table-cell>
          <table:table-cell office:value-type="float" office:value="68.7108446478983" calcext:value-type="float">
            <text:p>68.71</text:p>
          </table:table-cell>
          <table:table-cell office:value-type="float" office:value="178.870748110566" calcext:value-type="float">
            <text:p>178.87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Male</text:p>
          </table:table-cell>
          <table:table-cell office:value-type="float" office:value="66.5185887565785" calcext:value-type="float">
            <text:p>66.52</text:p>
          </table:table-cell>
          <table:table-cell office:value-type="float" office:value="167.076642378442" calcext:value-type="float">
            <text:p>167.08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Female</text:p>
          </table:table-cell>
          <table:table-cell office:value-type="float" office:value="66.597740053578" calcext:value-type="float">
            <text:p>66.60</text:p>
          </table:table-cell>
          <table:table-cell office:value-type="float" office:value="152.242961212192" calcext:value-type="float">
            <text:p>152.24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Female</text:p>
          </table:table-cell>
          <table:table-cell office:value-type="float" office:value="59.5676198493025" calcext:value-type="float">
            <text:p>59.57</text:p>
          </table:table-cell>
          <table:table-cell office:value-type="float" office:value="130.11924560848" calcext:value-type="float">
            <text:p>130.12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Female</text:p>
          </table:table-cell>
          <table:table-cell office:value-type="float" office:value="61.0085441877015" calcext:value-type="float">
            <text:p>61.01</text:p>
          </table:table-cell>
          <table:table-cell office:value-type="float" office:value="118.038053266885" calcext:value-type="float">
            <text:p>118.04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Female</text:p>
          </table:table-cell>
          <table:table-cell office:value-type="float" office:value="65.9745826070951" calcext:value-type="float">
            <text:p>65.97</text:p>
          </table:table-cell>
          <table:table-cell office:value-type="float" office:value="161.061364589181" calcext:value-type="float">
            <text:p>161.06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Male</text:p>
          </table:table-cell>
          <table:table-cell office:value-type="float" office:value="67.1671943275299" calcext:value-type="float">
            <text:p>67.17</text:p>
          </table:table-cell>
          <table:table-cell office:value-type="float" office:value="158.46989586734" calcext:value-type="float">
            <text:p>158.47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Male</text:p>
          </table:table-cell>
          <table:table-cell office:value-type="float" office:value="70.1912244814707" calcext:value-type="float">
            <text:p>70.19</text:p>
          </table:table-cell>
          <table:table-cell office:value-type="float" office:value="205.941790671464" calcext:value-type="float">
            <text:p>205.94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ale</text:p>
          </table:table-cell>
          <table:table-cell office:value-type="float" office:value="68.0684949386101" calcext:value-type="float">
            <text:p>68.07</text:p>
          </table:table-cell>
          <table:table-cell office:value-type="float" office:value="171.056290533074" calcext:value-type="float">
            <text:p>171.06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Female</text:p>
          </table:table-cell>
          <table:table-cell office:value-type="float" office:value="66.8354886156107" calcext:value-type="float">
            <text:p>66.84</text:p>
          </table:table-cell>
          <table:table-cell office:value-type="float" office:value="155.995109221324" calcext:value-type="float">
            <text:p>156.00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Male</text:p>
          </table:table-cell>
          <table:table-cell office:value-type="float" office:value="67.2406988227067" calcext:value-type="float">
            <text:p>67.24</text:p>
          </table:table-cell>
          <table:table-cell office:value-type="float" office:value="176.746305447761" calcext:value-type="float">
            <text:p>176.75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Female</text:p>
          </table:table-cell>
          <table:table-cell office:value-type="float" office:value="57.7648078883808" calcext:value-type="float">
            <text:p>57.76</text:p>
          </table:table-cell>
          <table:table-cell office:value-type="float" office:value="89.7899984409701" calcext:value-type="float">
            <text:p>89.79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Male</text:p>
          </table:table-cell>
          <table:table-cell office:value-type="float" office:value="69.8611969523225" calcext:value-type="float">
            <text:p>69.86</text:p>
          </table:table-cell>
          <table:table-cell office:value-type="float" office:value="179.662496461814" calcext:value-type="float">
            <text:p>179.66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Female</text:p>
          </table:table-cell>
          <table:table-cell office:value-type="float" office:value="63.271718526254" calcext:value-type="float">
            <text:p>63.27</text:p>
          </table:table-cell>
          <table:table-cell office:value-type="float" office:value="149.122726526788" calcext:value-type="float">
            <text:p>149.12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Female</text:p>
          </table:table-cell>
          <table:table-cell office:value-type="float" office:value="64.3593160479614" calcext:value-type="float">
            <text:p>64.36</text:p>
          </table:table-cell>
          <table:table-cell office:value-type="float" office:value="143.54212203477" calcext:value-type="float">
            <text:p>143.54</text:p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Female</text:p>
          </table:table-cell>
          <table:table-cell office:value-type="float" office:value="57.7142565482688" calcext:value-type="float">
            <text:p>57.71</text:p>
          </table:table-cell>
          <table:table-cell office:value-type="float" office:value="94.389732636505" calcext:value-type="float">
            <text:p>94.39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Female</text:p>
          </table:table-cell>
          <table:table-cell office:value-type="float" office:value="62.8423241680706" calcext:value-type="float">
            <text:p>62.84</text:p>
          </table:table-cell>
          <table:table-cell office:value-type="float" office:value="134.991464818202" calcext:value-type="float">
            <text:p>134.99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Male</text:p>
          </table:table-cell>
          <table:table-cell office:value-type="float" office:value="70.8591906944626" calcext:value-type="float">
            <text:p>70.86</text:p>
          </table:table-cell>
          <table:table-cell office:value-type="float" office:value="184.493250594327" calcext:value-type="float">
            <text:p>184.49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Female</text:p>
          </table:table-cell>
          <table:table-cell office:value-type="float" office:value="64.5778172609094" calcext:value-type="float">
            <text:p>64.58</text:p>
          </table:table-cell>
          <table:table-cell office:value-type="float" office:value="131.692896462759" calcext:value-type="float">
            <text:p>131.69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Male</text:p>
          </table:table-cell>
          <table:table-cell office:value-type="float" office:value="69.5059599786522" calcext:value-type="float">
            <text:p>69.51</text:p>
          </table:table-cell>
          <table:table-cell office:value-type="float" office:value="192.842105715014" calcext:value-type="float">
            <text:p>192.84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Female</text:p>
          </table:table-cell>
          <table:table-cell office:value-type="float" office:value="64.0835397150341" calcext:value-type="float">
            <text:p>64.08</text:p>
          </table:table-cell>
          <table:table-cell office:value-type="float" office:value="134.313713406345" calcext:value-type="float">
            <text:p>134.31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Male</text:p>
          </table:table-cell>
          <table:table-cell office:value-type="float" office:value="66.5573566284942" calcext:value-type="float">
            <text:p>66.56</text:p>
          </table:table-cell>
          <table:table-cell office:value-type="float" office:value="153.372626085851" calcext:value-type="float">
            <text:p>153.37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Male</text:p>
          </table:table-cell>
          <table:table-cell office:value-type="float" office:value="66.8749067066368" calcext:value-type="float">
            <text:p>66.87</text:p>
          </table:table-cell>
          <table:table-cell office:value-type="float" office:value="168.449683646485" calcext:value-type="float">
            <text:p>168.45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Male</text:p>
          </table:table-cell>
          <table:table-cell office:value-type="float" office:value="69.0526282274144" calcext:value-type="float">
            <text:p>69.05</text:p>
          </table:table-cell>
          <table:table-cell office:value-type="float" office:value="194.68090179018" calcext:value-type="float">
            <text:p>194.68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Female</text:p>
          </table:table-cell>
          <table:table-cell office:value-type="float" office:value="64.7562799058097" calcext:value-type="float">
            <text:p>64.76</text:p>
          </table:table-cell>
          <table:table-cell office:value-type="float" office:value="137.34847119427" calcext:value-type="float">
            <text:p>137.35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Male</text:p>
          </table:table-cell>
          <table:table-cell office:value-type="float" office:value="66.116644596928" calcext:value-type="float">
            <text:p>66.12</text:p>
          </table:table-cell>
          <table:table-cell office:value-type="float" office:value="146.189967034633" calcext:value-type="float">
            <text:p>146.19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Male</text:p>
          </table:table-cell>
          <table:table-cell office:value-type="float" office:value="70.0377611559296" calcext:value-type="float">
            <text:p>70.04</text:p>
          </table:table-cell>
          <table:table-cell office:value-type="float" office:value="190.71536807354" calcext:value-type="float">
            <text:p>190.72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Male</text:p>
          </table:table-cell>
          <table:table-cell office:value-type="float" office:value="68.481875364733" calcext:value-type="float">
            <text:p>68.48</text:p>
          </table:table-cell>
          <table:table-cell office:value-type="float" office:value="170.352329550626" calcext:value-type="float">
            <text:p>170.35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Male</text:p>
          </table:table-cell>
          <table:table-cell office:value-type="float" office:value="66.2860528762587" calcext:value-type="float">
            <text:p>66.29</text:p>
          </table:table-cell>
          <table:table-cell office:value-type="float" office:value="191.279163405694" calcext:value-type="float">
            <text:p>191.28</text:p>
          </table:table-cell>
          <table:table-cell table:number-columns-repeated="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Male</text:p>
          </table:table-cell>
          <table:table-cell office:value-type="float" office:value="68.9152116618598" calcext:value-type="float">
            <text:p>68.92</text:p>
          </table:table-cell>
          <table:table-cell office:value-type="float" office:value="172.930340699224" calcext:value-type="float">
            <text:p>172.93</text:p>
          </table:table-cell>
          <table:table-cell table:number-columns-repeated="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Female</text:p>
          </table:table-cell>
          <table:table-cell office:value-type="float" office:value="63.420512815037" calcext:value-type="float">
            <text:p>63.42</text:p>
          </table:table-cell>
          <table:table-cell office:value-type="float" office:value="134.999570948388" calcext:value-type="float">
            <text:p>135.00</text:p>
          </table:table-cell>
          <table:table-cell table:number-columns-repeated="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Female</text:p>
          </table:table-cell>
          <table:table-cell office:value-type="float" office:value="59.6678488000619" calcext:value-type="float">
            <text:p>59.67</text:p>
          </table:table-cell>
          <table:table-cell office:value-type="float" office:value="126.355255679648" calcext:value-type="float">
            <text:p>126.36</text:p>
          </table:table-cell>
          <table:table-cell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Male</text:p>
          </table:table-cell>
          <table:table-cell office:value-type="float" office:value="68.0485307533177" calcext:value-type="float">
            <text:p>68.05</text:p>
          </table:table-cell>
          <table:table-cell office:value-type="float" office:value="182.755815169608" calcext:value-type="float">
            <text:p>182.76</text:p>
          </table:table-cell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Female</text:p>
          </table:table-cell>
          <table:table-cell office:value-type="float" office:value="66.0738700860418" calcext:value-type="float">
            <text:p>66.07</text:p>
          </table:table-cell>
          <table:table-cell office:value-type="float" office:value="162.949944756918" calcext:value-type="float">
            <text:p>162.95</text:p>
          </table:table-cell>
          <table:table-cell table:number-columns-repeated="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Female</text:p>
          </table:table-cell>
          <table:table-cell office:value-type="float" office:value="60.0117844254731" calcext:value-type="float">
            <text:p>60.01</text:p>
          </table:table-cell>
          <table:table-cell office:value-type="float" office:value="109.049629540284" calcext:value-type="float">
            <text:p>109.05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Male</text:p>
          </table:table-cell>
          <table:table-cell office:value-type="float" office:value="66.2521505114177" calcext:value-type="float">
            <text:p>66.25</text:p>
          </table:table-cell>
          <table:table-cell office:value-type="float" office:value="170.109499628414" calcext:value-type="float">
            <text:p>170.11</text:p>
          </table:table-cell>
          <table:table-cell table:number-columns-repeated="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Female</text:p>
          </table:table-cell>
          <table:table-cell office:value-type="float" office:value="60.396830471111" calcext:value-type="float">
            <text:p>60.40</text:p>
          </table:table-cell>
          <table:table-cell office:value-type="float" office:value="112.882706758414" calcext:value-type="float">
            <text:p>112.88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Female</text:p>
          </table:table-cell>
          <table:table-cell office:value-type="float" office:value="62.2777113817982" calcext:value-type="float">
            <text:p>62.28</text:p>
          </table:table-cell>
          <table:table-cell office:value-type="float" office:value="144.235252906176" calcext:value-type="float">
            <text:p>144.24</text:p>
          </table:table-cell>
          <table:table-cell table:number-columns-repeated="6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Female</text:p>
          </table:table-cell>
          <table:table-cell office:value-type="float" office:value="68.3032330596564" calcext:value-type="float">
            <text:p>68.30</text:p>
          </table:table-cell>
          <table:table-cell office:value-type="float" office:value="167.999553483597" calcext:value-type="float">
            <text:p>168.00</text:p>
          </table:table-cell>
          <table:table-cell table:number-columns-repeated="6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Female</text:p>
          </table:table-cell>
          <table:table-cell office:value-type="float" office:value="66.1141556115706" calcext:value-type="float">
            <text:p>66.11</text:p>
          </table:table-cell>
          <table:table-cell office:value-type="float" office:value="158.953933508482" calcext:value-type="float">
            <text:p>158.95</text:p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Female</text:p>
          </table:table-cell>
          <table:table-cell office:value-type="float" office:value="59.481420066797" calcext:value-type="float">
            <text:p>59.48</text:p>
          </table:table-cell>
          <table:table-cell office:value-type="float" office:value="108.895812844617" calcext:value-type="float">
            <text:p>108.90</text:p>
          </table:table-cell>
          <table:table-cell table:number-columns-repeated="6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Female</text:p>
          </table:table-cell>
          <table:table-cell office:value-type="float" office:value="63.5814065482242" calcext:value-type="float">
            <text:p>63.58</text:p>
          </table:table-cell>
          <table:table-cell office:value-type="float" office:value="138.229396222889" calcext:value-type="float">
            <text:p>138.23</text:p>
          </table:table-cell>
          <table:table-cell table:number-columns-repeated="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Female</text:p>
          </table:table-cell>
          <table:table-cell office:value-type="float" office:value="67.449272973975" calcext:value-type="float">
            <text:p>67.45</text:p>
          </table:table-cell>
          <table:table-cell office:value-type="float" office:value="170.830353595279" calcext:value-type="float">
            <text:p>170.83</text:p>
          </table:table-cell>
          <table:table-cell table:number-columns-repeated="6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Male</text:p>
          </table:table-cell>
          <table:table-cell office:value-type="float" office:value="71.3300644834237" calcext:value-type="float">
            <text:p>71.33</text:p>
          </table:table-cell>
          <table:table-cell office:value-type="float" office:value="205.815358424294" calcext:value-type="float">
            <text:p>205.82</text:p>
          </table:table-cell>
          <table:table-cell table:number-columns-repeated="6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Male</text:p>
          </table:table-cell>
          <table:table-cell office:value-type="float" office:value="73.611985368161" calcext:value-type="float">
            <text:p>73.61</text:p>
          </table:table-cell>
          <table:table-cell office:value-type="float" office:value="236.780537487324" calcext:value-type="float">
            <text:p>236.78</text:p>
          </table:table-cell>
          <table:table-cell table:number-columns-repeated="6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Female</text:p>
          </table:table-cell>
          <table:table-cell office:value-type="float" office:value="65.4981690383316" calcext:value-type="float">
            <text:p>65.50</text:p>
          </table:table-cell>
          <table:table-cell office:value-type="float" office:value="132.30801122843" calcext:value-type="float">
            <text:p>132.31</text:p>
          </table:table-cell>
          <table:table-cell table:number-columns-repeated="6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Female</text:p>
          </table:table-cell>
          <table:table-cell office:value-type="float" office:value="63.2583509652557" calcext:value-type="float">
            <text:p>63.26</text:p>
          </table:table-cell>
          <table:table-cell office:value-type="float" office:value="124.217167528261" calcext:value-type="float">
            <text:p>124.22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Female</text:p>
          </table:table-cell>
          <table:table-cell office:value-type="float" office:value="66.1637280851813" calcext:value-type="float">
            <text:p>66.16</text:p>
          </table:table-cell>
          <table:table-cell office:value-type="float" office:value="138.032075185304" calcext:value-type="float">
            <text:p>138.03</text:p>
          </table:table-cell>
          <table:table-cell table:number-columns-repeated="6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Female</text:p>
          </table:table-cell>
          <table:table-cell office:value-type="float" office:value="63.9097591005028" calcext:value-type="float">
            <text:p>63.91</text:p>
          </table:table-cell>
          <table:table-cell office:value-type="float" office:value="131.560483537676" calcext:value-type="float">
            <text:p>131.56</text:p>
          </table:table-cell>
          <table:table-cell table:number-columns-repeated="6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Male</text:p>
          </table:table-cell>
          <table:table-cell office:value-type="float" office:value="64.4645502964371" calcext:value-type="float">
            <text:p>64.46</text:p>
          </table:table-cell>
          <table:table-cell office:value-type="float" office:value="157.310480696028" calcext:value-type="float">
            <text:p>157.31</text:p>
          </table:table-cell>
          <table:table-cell table:number-columns-repeated="6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Female</text:p>
          </table:table-cell>
          <table:table-cell office:value-type="float" office:value="56.8103172829116" calcext:value-type="float">
            <text:p>56.81</text:p>
          </table:table-cell>
          <table:table-cell office:value-type="float" office:value="84.1706947685606" calcext:value-type="float">
            <text:p>84.17</text:p>
          </table:table-cell>
          <table:table-cell table:number-columns-repeated="6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Male</text:p>
          </table:table-cell>
          <table:table-cell office:value-type="float" office:value="70.6803962691179" calcext:value-type="float">
            <text:p>70.68</text:p>
          </table:table-cell>
          <table:table-cell office:value-type="float" office:value="199.508656245495" calcext:value-type="float">
            <text:p>199.51</text:p>
          </table:table-cell>
          <table:table-cell table:number-columns-repeated="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Male</text:p>
          </table:table-cell>
          <table:table-cell office:value-type="float" office:value="64.988090122599" calcext:value-type="float">
            <text:p>64.99</text:p>
          </table:table-cell>
          <table:table-cell office:value-type="float" office:value="169.409645165324" calcext:value-type="float">
            <text:p>169.41</text:p>
          </table:table-cell>
          <table:table-cell table:number-columns-repeated="6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Female</text:p>
          </table:table-cell>
          <table:table-cell office:value-type="float" office:value="62.7607442096268" calcext:value-type="float">
            <text:p>62.76</text:p>
          </table:table-cell>
          <table:table-cell office:value-type="float" office:value="134.128284769777" calcext:value-type="float">
            <text:p>134.13</text:p>
          </table:table-cell>
          <table:table-cell table:number-columns-repeated="6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Female</text:p>
          </table:table-cell>
          <table:table-cell office:value-type="float" office:value="65.4275869144579" calcext:value-type="float">
            <text:p>65.43</text:p>
          </table:table-cell>
          <table:table-cell office:value-type="float" office:value="143.336330917209" calcext:value-type="float">
            <text:p>143.34</text:p>
          </table:table-cell>
          <table:table-cell table:number-columns-repeated="6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Male</text:p>
          </table:table-cell>
          <table:table-cell office:value-type="float" office:value="72.4304688231764" calcext:value-type="float">
            <text:p>72.43</text:p>
          </table:table-cell>
          <table:table-cell office:value-type="float" office:value="189.179011191401" calcext:value-type="float">
            <text:p>189.18</text:p>
          </table:table-cell>
          <table:table-cell table:number-columns-repeated="6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Male</text:p>
          </table:table-cell>
          <table:table-cell office:value-type="float" office:value="67.2274450523167" calcext:value-type="float">
            <text:p>67.23</text:p>
          </table:table-cell>
          <table:table-cell office:value-type="float" office:value="182.546137959834" calcext:value-type="float">
            <text:p>182.55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emale</text:p>
          </table:table-cell>
          <table:table-cell office:value-type="float" office:value="60.3150453482763" calcext:value-type="float">
            <text:p>60.32</text:p>
          </table:table-cell>
          <table:table-cell office:value-type="float" office:value="111.974874107803" calcext:value-type="float">
            <text:p>111.97</text:p>
          </table:table-cell>
          <table:table-cell table:number-columns-repeated="6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Female</text:p>
          </table:table-cell>
          <table:table-cell office:value-type="float" office:value="64.6408569467034" calcext:value-type="float">
            <text:p>64.64</text:p>
          </table:table-cell>
          <table:table-cell office:value-type="float" office:value="119.32933018666" calcext:value-type="float">
            <text:p>119.33</text:p>
          </table:table-cell>
          <table:table-cell table:number-columns-repeated="6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Female</text:p>
          </table:table-cell>
          <table:table-cell office:value-type="float" office:value="61.8176552663779" calcext:value-type="float">
            <text:p>61.82</text:p>
          </table:table-cell>
          <table:table-cell office:value-type="float" office:value="121.615000159206" calcext:value-type="float">
            <text:p>121.62</text:p>
          </table:table-cell>
          <table:table-cell table:number-columns-repeated="6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Male</text:p>
          </table:table-cell>
          <table:table-cell office:value-type="float" office:value="71.1845576397817" calcext:value-type="float">
            <text:p>71.18</text:p>
          </table:table-cell>
          <table:table-cell office:value-type="float" office:value="200.837100922882" calcext:value-type="float">
            <text:p>200.84</text:p>
          </table:table-cell>
          <table:table-cell table:number-columns-repeated="6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Female</text:p>
          </table:table-cell>
          <table:table-cell office:value-type="float" office:value="66.8873234452573" calcext:value-type="float">
            <text:p>66.89</text:p>
          </table:table-cell>
          <table:table-cell office:value-type="float" office:value="162.872453448311" calcext:value-type="float">
            <text:p>162.87</text:p>
          </table:table-cell>
          <table:table-cell table:number-columns-repeated="6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Male</text:p>
          </table:table-cell>
          <table:table-cell office:value-type="float" office:value="71.6051458474554" calcext:value-type="float">
            <text:p>71.61</text:p>
          </table:table-cell>
          <table:table-cell office:value-type="float" office:value="192.427913613357" calcext:value-type="float">
            <text:p>192.43</text:p>
          </table:table-cell>
          <table:table-cell table:number-columns-repeated="6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Male</text:p>
          </table:table-cell>
          <table:table-cell office:value-type="float" office:value="71.4351749033072" calcext:value-type="float">
            <text:p>71.44</text:p>
          </table:table-cell>
          <table:table-cell office:value-type="float" office:value="213.337773308762" calcext:value-type="float">
            <text:p>213.34</text:p>
          </table:table-cell>
          <table:table-cell table:number-columns-repeated="6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Male</text:p>
          </table:table-cell>
          <table:table-cell office:value-type="float" office:value="70.8656161119303" calcext:value-type="float">
            <text:p>70.87</text:p>
          </table:table-cell>
          <table:table-cell office:value-type="float" office:value="214.981393879642" calcext:value-type="float">
            <text:p>214.98</text:p>
          </table:table-cell>
          <table:table-cell table:number-columns-repeated="6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Male</text:p>
          </table:table-cell>
          <table:table-cell office:value-type="float" office:value="68.4994406951495" calcext:value-type="float">
            <text:p>68.50</text:p>
          </table:table-cell>
          <table:table-cell office:value-type="float" office:value="184.660637079457" calcext:value-type="float">
            <text:p>184.66</text:p>
          </table:table-cell>
          <table:table-cell table:number-columns-repeated="6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Male</text:p>
          </table:table-cell>
          <table:table-cell office:value-type="float" office:value="73.1640798477115" calcext:value-type="float">
            <text:p>73.16</text:p>
          </table:table-cell>
          <table:table-cell office:value-type="float" office:value="213.509492257167" calcext:value-type="float">
            <text:p>213.51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Female</text:p>
          </table:table-cell>
          <table:table-cell office:value-type="float" office:value="63.1794982498071" calcext:value-type="float">
            <text:p>63.18</text:p>
          </table:table-cell>
          <table:table-cell office:value-type="float" office:value="141.266099582434" calcext:value-type="float">
            <text:p>141.27</text:p>
          </table:table-cell>
          <table:table-cell table:number-columns-repeated="6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Female</text:p>
          </table:table-cell>
          <table:table-cell office:value-type="float" office:value="61.5250911236378" calcext:value-type="float">
            <text:p>61.53</text:p>
          </table:table-cell>
          <table:table-cell office:value-type="float" office:value="133.528507704123" calcext:value-type="float">
            <text:p>133.53</text:p>
          </table:table-cell>
          <table:table-cell table:number-columns-repeated="6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Male</text:p>
          </table:table-cell>
          <table:table-cell office:value-type="float" office:value="69.0438666249045" calcext:value-type="float">
            <text:p>69.04</text:p>
          </table:table-cell>
          <table:table-cell office:value-type="float" office:value="181.377015019601" calcext:value-type="float">
            <text:p>181.38</text:p>
          </table:table-cell>
          <table:table-cell table:number-columns-repeated="6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Male</text:p>
          </table:table-cell>
          <table:table-cell office:value-type="float" office:value="66.8969915133392" calcext:value-type="float">
            <text:p>66.90</text:p>
          </table:table-cell>
          <table:table-cell office:value-type="float" office:value="177.573446455673" calcext:value-type="float">
            <text:p>177.57</text:p>
          </table:table-cell>
          <table:table-cell table:number-columns-repeated="6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Male</text:p>
          </table:table-cell>
          <table:table-cell office:value-type="float" office:value="68.005429002183" calcext:value-type="float">
            <text:p>68.01</text:p>
          </table:table-cell>
          <table:table-cell office:value-type="float" office:value="194.754189235412" calcext:value-type="float">
            <text:p>194.75</text:p>
          </table:table-cell>
          <table:table-cell table:number-columns-repeated="6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Male</text:p>
          </table:table-cell>
          <table:table-cell office:value-type="float" office:value="67.5316570524766" calcext:value-type="float">
            <text:p>67.53</text:p>
          </table:table-cell>
          <table:table-cell office:value-type="float" office:value="164.004352795121" calcext:value-type="float">
            <text:p>164.00</text:p>
          </table:table-cell>
          <table:table-cell table:number-columns-repeated="6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Male</text:p>
          </table:table-cell>
          <table:table-cell office:value-type="float" office:value="64.4082732512145" calcext:value-type="float">
            <text:p>64.41</text:p>
          </table:table-cell>
          <table:table-cell office:value-type="float" office:value="154.641041608773" calcext:value-type="float">
            <text:p>154.64</text:p>
          </table:table-cell>
          <table:table-cell table:number-columns-repeated="6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Female</text:p>
          </table:table-cell>
          <table:table-cell office:value-type="float" office:value="61.5819746301437" calcext:value-type="float">
            <text:p>61.58</text:p>
          </table:table-cell>
          <table:table-cell office:value-type="float" office:value="140.585717556394" calcext:value-type="float">
            <text:p>140.59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Female</text:p>
          </table:table-cell>
          <table:table-cell office:value-type="float" office:value="69.4709873791619" calcext:value-type="float">
            <text:p>69.47</text:p>
          </table:table-cell>
          <table:table-cell office:value-type="float" office:value="178.981463730448" calcext:value-type="float">
            <text:p>178.98</text:p>
          </table:table-cell>
          <table:table-cell table:number-columns-repeated="6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Female</text:p>
          </table:table-cell>
          <table:table-cell office:value-type="float" office:value="66.2874422639476" calcext:value-type="float">
            <text:p>66.29</text:p>
          </table:table-cell>
          <table:table-cell office:value-type="float" office:value="168.905571923085" calcext:value-type="float">
            <text:p>168.91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Male</text:p>
          </table:table-cell>
          <table:table-cell office:value-type="float" office:value="65.8254451927654" calcext:value-type="float">
            <text:p>65.83</text:p>
          </table:table-cell>
          <table:table-cell office:value-type="float" office:value="156.804215038989" calcext:value-type="float">
            <text:p>156.80</text:p>
          </table:table-cell>
          <table:table-cell table:number-columns-repeated="6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Male</text:p>
          </table:table-cell>
          <table:table-cell office:value-type="float" office:value="64.5608284830163" calcext:value-type="float">
            <text:p>64.56</text:p>
          </table:table-cell>
          <table:table-cell office:value-type="float" office:value="161.889769141679" calcext:value-type="float">
            <text:p>161.89</text:p>
          </table:table-cell>
          <table:table-cell table:number-columns-repeated="6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Female</text:p>
          </table:table-cell>
          <table:table-cell office:value-type="float" office:value="64.5563984334083" calcext:value-type="float">
            <text:p>64.56</text:p>
          </table:table-cell>
          <table:table-cell office:value-type="float" office:value="146.411541695103" calcext:value-type="float">
            <text:p>146.41</text:p>
          </table:table-cell>
          <table:table-cell table:number-columns-repeated="6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Male</text:p>
          </table:table-cell>
          <table:table-cell office:value-type="float" office:value="71.1929614495965" calcext:value-type="float">
            <text:p>71.19</text:p>
          </table:table-cell>
          <table:table-cell office:value-type="float" office:value="206.196180056506" calcext:value-type="float">
            <text:p>206.20</text:p>
          </table:table-cell>
          <table:table-cell table:number-columns-repeated="6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Female</text:p>
          </table:table-cell>
          <table:table-cell office:value-type="float" office:value="56.7371834718755" calcext:value-type="float">
            <text:p>56.74</text:p>
          </table:table-cell>
          <table:table-cell office:value-type="float" office:value="91.6054372300519" calcext:value-type="float">
            <text:p>91.61</text:p>
          </table:table-cell>
          <table:table-cell table:number-columns-repeated="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Male</text:p>
          </table:table-cell>
          <table:table-cell office:value-type="float" office:value="64.8904252076047" calcext:value-type="float">
            <text:p>64.89</text:p>
          </table:table-cell>
          <table:table-cell office:value-type="float" office:value="157.249289180483" calcext:value-type="float">
            <text:p>157.25</text:p>
          </table:table-cell>
          <table:table-cell table:number-columns-repeated="6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Male</text:p>
          </table:table-cell>
          <table:table-cell office:value-type="float" office:value="66.3515413194102" calcext:value-type="float">
            <text:p>66.35</text:p>
          </table:table-cell>
          <table:table-cell office:value-type="float" office:value="171.963792430396" calcext:value-type="float">
            <text:p>171.96</text:p>
          </table:table-cell>
          <table:table-cell table:number-columns-repeated="6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Female</text:p>
          </table:table-cell>
          <table:table-cell office:value-type="float" office:value="66.0937129470602" calcext:value-type="float">
            <text:p>66.09</text:p>
          </table:table-cell>
          <table:table-cell office:value-type="float" office:value="131.150114364033" calcext:value-type="float">
            <text:p>131.15</text:p>
          </table:table-cell>
          <table:table-cell table:number-columns-repeated="6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Male</text:p>
          </table:table-cell>
          <table:table-cell office:value-type="float" office:value="69.1176573779058" calcext:value-type="float">
            <text:p>69.12</text:p>
          </table:table-cell>
          <table:table-cell office:value-type="float" office:value="197.491802106448" calcext:value-type="float">
            <text:p>197.49</text:p>
          </table:table-cell>
          <table:table-cell table:number-columns-repeated="6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Male</text:p>
          </table:table-cell>
          <table:table-cell office:value-type="float" office:value="72.5976629480473" calcext:value-type="float">
            <text:p>72.60</text:p>
          </table:table-cell>
          <table:table-cell office:value-type="float" office:value="205.095540164959" calcext:value-type="float">
            <text:p>205.10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Female</text:p>
          </table:table-cell>
          <table:table-cell office:value-type="float" office:value="64.705557795015" calcext:value-type="float">
            <text:p>64.71</text:p>
          </table:table-cell>
          <table:table-cell office:value-type="float" office:value="147.951506893112" calcext:value-type="float">
            <text:p>147.95</text:p>
          </table:table-cell>
          <table:table-cell table:number-columns-repeated="6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Female</text:p>
          </table:table-cell>
          <table:table-cell office:value-type="float" office:value="64.3417048328623" calcext:value-type="float">
            <text:p>64.34</text:p>
          </table:table-cell>
          <table:table-cell office:value-type="float" office:value="138.297275974031" calcext:value-type="float">
            <text:p>138.30</text:p>
          </table:table-cell>
          <table:table-cell table:number-columns-repeated="6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Female</text:p>
          </table:table-cell>
          <table:table-cell office:value-type="float" office:value="65.0600117405822" calcext:value-type="float">
            <text:p>65.06</text:p>
          </table:table-cell>
          <table:table-cell office:value-type="float" office:value="144.758964434927" calcext:value-type="float">
            <text:p>144.76</text:p>
          </table:table-cell>
          <table:table-cell table:number-columns-repeated="6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Male</text:p>
          </table:table-cell>
          <table:table-cell office:value-type="float" office:value="69.3387376279613" calcext:value-type="float">
            <text:p>69.34</text:p>
          </table:table-cell>
          <table:table-cell office:value-type="float" office:value="191.445654280964" calcext:value-type="float">
            <text:p>191.45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Female</text:p>
          </table:table-cell>
          <table:table-cell office:value-type="float" office:value="62.6358440193902" calcext:value-type="float">
            <text:p>62.64</text:p>
          </table:table-cell>
          <table:table-cell office:value-type="float" office:value="134.418862222534" calcext:value-type="float">
            <text:p>134.42</text:p>
          </table:table-cell>
          <table:table-cell table:number-columns-repeated="6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Female</text:p>
          </table:table-cell>
          <table:table-cell office:value-type="float" office:value="65.4048818826678" calcext:value-type="float">
            <text:p>65.40</text:p>
          </table:table-cell>
          <table:table-cell office:value-type="float" office:value="144.025941163566" calcext:value-type="float">
            <text:p>144.03</text:p>
          </table:table-cell>
          <table:table-cell table:number-columns-repeated="6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Male</text:p>
          </table:table-cell>
          <table:table-cell office:value-type="float" office:value="63.6128111159306" calcext:value-type="float">
            <text:p>63.61</text:p>
          </table:table-cell>
          <table:table-cell office:value-type="float" office:value="155.433246561107" calcext:value-type="float">
            <text:p>155.43</text:p>
          </table:table-cell>
          <table:table-cell table:number-columns-repeated="6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Male</text:p>
          </table:table-cell>
          <table:table-cell office:value-type="float" office:value="68.6798736853237" calcext:value-type="float">
            <text:p>68.68</text:p>
          </table:table-cell>
          <table:table-cell office:value-type="float" office:value="196.151622823601" calcext:value-type="float">
            <text:p>196.15</text:p>
          </table:table-cell>
          <table:table-cell table:number-columns-repeated="6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Female</text:p>
          </table:table-cell>
          <table:table-cell office:value-type="float" office:value="60.6402661925309" calcext:value-type="float">
            <text:p>60.64</text:p>
          </table:table-cell>
          <table:table-cell office:value-type="float" office:value="118.136726961146" calcext:value-type="float">
            <text:p>118.14</text:p>
          </table:table-cell>
          <table:table-cell table:number-columns-repeated="6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Female</text:p>
          </table:table-cell>
          <table:table-cell office:value-type="float" office:value="62.1630680329135" calcext:value-type="float">
            <text:p>62.16</text:p>
          </table:table-cell>
          <table:table-cell office:value-type="float" office:value="108.250636306234" calcext:value-type="float">
            <text:p>108.25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Female</text:p>
          </table:table-cell>
          <table:table-cell office:value-type="float" office:value="64.4670652353147" calcext:value-type="float">
            <text:p>64.47</text:p>
          </table:table-cell>
          <table:table-cell office:value-type="float" office:value="143.663382287202" calcext:value-type="float">
            <text:p>143.66</text:p>
          </table:table-cell>
          <table:table-cell table:number-columns-repeated="6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Female</text:p>
          </table:table-cell>
          <table:table-cell office:value-type="float" office:value="61.076541653466" calcext:value-type="float">
            <text:p>61.08</text:p>
          </table:table-cell>
          <table:table-cell office:value-type="float" office:value="131.336443521465" calcext:value-type="float">
            <text:p>131.34</text:p>
          </table:table-cell>
          <table:table-cell table:number-columns-repeated="6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Male</text:p>
          </table:table-cell>
          <table:table-cell office:value-type="float" office:value="70.7109383642151" calcext:value-type="float">
            <text:p>70.71</text:p>
          </table:table-cell>
          <table:table-cell office:value-type="float" office:value="202.067981453202" calcext:value-type="float">
            <text:p>202.07</text:p>
          </table:table-cell>
          <table:table-cell table:number-columns-repeated="6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Female</text:p>
          </table:table-cell>
          <table:table-cell office:value-type="float" office:value="62.0150135779691" calcext:value-type="float">
            <text:p>62.02</text:p>
          </table:table-cell>
          <table:table-cell office:value-type="float" office:value="121.239436200904" calcext:value-type="float">
            <text:p>121.24</text:p>
          </table:table-cell>
          <table:table-cell table:number-columns-repeated="6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Female</text:p>
          </table:table-cell>
          <table:table-cell office:value-type="float" office:value="66.2451658543593" calcext:value-type="float">
            <text:p>66.25</text:p>
          </table:table-cell>
          <table:table-cell office:value-type="float" office:value="165.61655605684" calcext:value-type="float">
            <text:p>165.62</text:p>
          </table:table-cell>
          <table:table-cell table:number-columns-repeated="6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Female</text:p>
          </table:table-cell>
          <table:table-cell office:value-type="float" office:value="60.3333723850573" calcext:value-type="float">
            <text:p>60.33</text:p>
          </table:table-cell>
          <table:table-cell office:value-type="float" office:value="102.256837788828" calcext:value-type="float">
            <text:p>102.26</text:p>
          </table:table-cell>
          <table:table-cell table:number-columns-repeated="6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Female</text:p>
          </table:table-cell>
          <table:table-cell office:value-type="float" office:value="65.3602162272904" calcext:value-type="float">
            <text:p>65.36</text:p>
          </table:table-cell>
          <table:table-cell office:value-type="float" office:value="143.894032847717" calcext:value-type="float">
            <text:p>143.89</text:p>
          </table:table-cell>
          <table:table-cell table:number-columns-repeated="6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Female</text:p>
          </table:table-cell>
          <table:table-cell office:value-type="float" office:value="59.413107337428" calcext:value-type="float">
            <text:p>59.41</text:p>
          </table:table-cell>
          <table:table-cell office:value-type="float" office:value="103.386161328921" calcext:value-type="float">
            <text:p>103.39</text:p>
          </table:table-cell>
          <table:table-cell table:number-columns-repeated="6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Male</text:p>
          </table:table-cell>
          <table:table-cell office:value-type="float" office:value="70.7943025458134" calcext:value-type="float">
            <text:p>70.79</text:p>
          </table:table-cell>
          <table:table-cell office:value-type="float" office:value="202.890757825725" calcext:value-type="float">
            <text:p>202.89</text:p>
          </table:table-cell>
          <table:table-cell table:number-columns-repeated="6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emale</text:p>
          </table:table-cell>
          <table:table-cell office:value-type="float" office:value="64.6232920305636" calcext:value-type="float">
            <text:p>64.62</text:p>
          </table:table-cell>
          <table:table-cell office:value-type="float" office:value="134.611015330786" calcext:value-type="float">
            <text:p>134.61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Male</text:p>
          </table:table-cell>
          <table:table-cell office:value-type="float" office:value="70.752197577819" calcext:value-type="float">
            <text:p>70.75</text:p>
          </table:table-cell>
          <table:table-cell office:value-type="float" office:value="206.378365532734" calcext:value-type="float">
            <text:p>206.38</text:p>
          </table:table-cell>
          <table:table-cell table:number-columns-repeated="6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Male</text:p>
          </table:table-cell>
          <table:table-cell office:value-type="float" office:value="67.4275147301254" calcext:value-type="float">
            <text:p>67.43</text:p>
          </table:table-cell>
          <table:table-cell office:value-type="float" office:value="177.115331747636" calcext:value-type="float">
            <text:p>177.12</text:p>
          </table:table-cell>
          <table:table-cell table:number-columns-repeated="6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Female</text:p>
          </table:table-cell>
          <table:table-cell office:value-type="float" office:value="65.9464715465173" calcext:value-type="float">
            <text:p>65.95</text:p>
          </table:table-cell>
          <table:table-cell office:value-type="float" office:value="161.686807461074" calcext:value-type="float">
            <text:p>161.69</text:p>
          </table:table-cell>
          <table:table-cell table:number-columns-repeated="6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Male</text:p>
          </table:table-cell>
          <table:table-cell office:value-type="float" office:value="63.7703629870608" calcext:value-type="float">
            <text:p>63.77</text:p>
          </table:table-cell>
          <table:table-cell office:value-type="float" office:value="161.002115230281" calcext:value-type="float">
            <text:p>161.00</text:p>
          </table:table-cell>
          <table:table-cell table:number-columns-repeated="6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Female</text:p>
          </table:table-cell>
          <table:table-cell office:value-type="float" office:value="62.2793754624535" calcext:value-type="float">
            <text:p>62.28</text:p>
          </table:table-cell>
          <table:table-cell office:value-type="float" office:value="111.441580151341" calcext:value-type="float">
            <text:p>111.44</text:p>
          </table:table-cell>
          <table:table-cell table:number-columns-repeated="6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Male</text:p>
          </table:table-cell>
          <table:table-cell office:value-type="float" office:value="67.9059322950369" calcext:value-type="float">
            <text:p>67.91</text:p>
          </table:table-cell>
          <table:table-cell office:value-type="float" office:value="174.086727116819" calcext:value-type="float">
            <text:p>174.09</text:p>
          </table:table-cell>
          <table:table-cell table:number-columns-repeated="6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Female</text:p>
          </table:table-cell>
          <table:table-cell office:value-type="float" office:value="62.8995280524548" calcext:value-type="float">
            <text:p>62.90</text:p>
          </table:table-cell>
          <table:table-cell office:value-type="float" office:value="117.422674731288" calcext:value-type="float">
            <text:p>117.42</text:p>
          </table:table-cell>
          <table:table-cell table:number-columns-repeated="6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Male</text:p>
          </table:table-cell>
          <table:table-cell office:value-type="float" office:value="68.4852135129936" calcext:value-type="float">
            <text:p>68.49</text:p>
          </table:table-cell>
          <table:table-cell office:value-type="float" office:value="184.657139958437" calcext:value-type="float">
            <text:p>184.66</text:p>
          </table:table-cell>
          <table:table-cell table:number-columns-repeated="6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Female</text:p>
          </table:table-cell>
          <table:table-cell office:value-type="float" office:value="65.1453807924175" calcext:value-type="float">
            <text:p>65.15</text:p>
          </table:table-cell>
          <table:table-cell office:value-type="float" office:value="138.422641654877" calcext:value-type="float">
            <text:p>138.42</text:p>
          </table:table-cell>
          <table:table-cell table:number-columns-repeated="6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Female</text:p>
          </table:table-cell>
          <table:table-cell office:value-type="float" office:value="67.7705094932964" calcext:value-type="float">
            <text:p>67.77</text:p>
          </table:table-cell>
          <table:table-cell office:value-type="float" office:value="166.779502140496" calcext:value-type="float">
            <text:p>166.78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Male</text:p>
          </table:table-cell>
          <table:table-cell office:value-type="float" office:value="70.1965802854446" calcext:value-type="float">
            <text:p>70.20</text:p>
          </table:table-cell>
          <table:table-cell office:value-type="float" office:value="194.699193524582" calcext:value-type="float">
            <text:p>194.70</text:p>
          </table:table-cell>
          <table:table-cell table:number-columns-repeated="6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Female</text:p>
          </table:table-cell>
          <table:table-cell office:value-type="float" office:value="63.3347712202818" calcext:value-type="float">
            <text:p>63.33</text:p>
          </table:table-cell>
          <table:table-cell office:value-type="float" office:value="151.891617144402" calcext:value-type="float">
            <text:p>151.89</text:p>
          </table:table-cell>
          <table:table-cell table:number-columns-repeated="6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Male</text:p>
          </table:table-cell>
          <table:table-cell office:value-type="float" office:value="70.9291250844694" calcext:value-type="float">
            <text:p>70.93</text:p>
          </table:table-cell>
          <table:table-cell office:value-type="float" office:value="203.370463215939" calcext:value-type="float">
            <text:p>203.37</text:p>
          </table:table-cell>
          <table:table-cell table:number-columns-repeated="6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Male</text:p>
          </table:table-cell>
          <table:table-cell office:value-type="float" office:value="66.560104631177" calcext:value-type="float">
            <text:p>66.56</text:p>
          </table:table-cell>
          <table:table-cell office:value-type="float" office:value="164.963433682578" calcext:value-type="float">
            <text:p>164.96</text:p>
          </table:table-cell>
          <table:table-cell table:number-columns-repeated="6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Female</text:p>
          </table:table-cell>
          <table:table-cell office:value-type="float" office:value="64.9661922096248" calcext:value-type="float">
            <text:p>64.97</text:p>
          </table:table-cell>
          <table:table-cell office:value-type="float" office:value="147.356066028461" calcext:value-type="float">
            <text:p>147.36</text:p>
          </table:table-cell>
          <table:table-cell table:number-columns-repeated="6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Female</text:p>
          </table:table-cell>
          <table:table-cell office:value-type="float" office:value="67.8689541127261" calcext:value-type="float">
            <text:p>67.87</text:p>
          </table:table-cell>
          <table:table-cell office:value-type="float" office:value="147.865625304535" calcext:value-type="float">
            <text:p>147.87</text:p>
          </table:table-cell>
          <table:table-cell table:number-columns-repeated="6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Female</text:p>
          </table:table-cell>
          <table:table-cell office:value-type="float" office:value="61.9169992927485" calcext:value-type="float">
            <text:p>61.92</text:p>
          </table:table-cell>
          <table:table-cell office:value-type="float" office:value="126.87844940085" calcext:value-type="float">
            <text:p>126.88</text:p>
          </table:table-cell>
          <table:table-cell table:number-columns-repeated="6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Male</text:p>
          </table:table-cell>
          <table:table-cell office:value-type="float" office:value="71.5958321642372" calcext:value-type="float">
            <text:p>71.60</text:p>
          </table:table-cell>
          <table:table-cell office:value-type="float" office:value="196.672556535149" calcext:value-type="float">
            <text:p>196.67</text:p>
          </table:table-cell>
          <table:table-cell table:number-columns-repeated="6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Female</text:p>
          </table:table-cell>
          <table:table-cell office:value-type="float" office:value="64.0828652967109" calcext:value-type="float">
            <text:p>64.08</text:p>
          </table:table-cell>
          <table:table-cell office:value-type="float" office:value="133.451352646078" calcext:value-type="float">
            <text:p>133.45</text:p>
          </table:table-cell>
          <table:table-cell table:number-columns-repeated="6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Female</text:p>
          </table:table-cell>
          <table:table-cell office:value-type="float" office:value="59.6056316088103" calcext:value-type="float">
            <text:p>59.61</text:p>
          </table:table-cell>
          <table:table-cell office:value-type="float" office:value="109.391842484274" calcext:value-type="float">
            <text:p>109.39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Female</text:p>
          </table:table-cell>
          <table:table-cell office:value-type="float" office:value="61.100516080586" calcext:value-type="float">
            <text:p>61.10</text:p>
          </table:table-cell>
          <table:table-cell office:value-type="float" office:value="114.955814222543" calcext:value-type="float">
            <text:p>114.96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Male</text:p>
          </table:table-cell>
          <table:table-cell office:value-type="float" office:value="73.1220063070153" calcext:value-type="float">
            <text:p>73.12</text:p>
          </table:table-cell>
          <table:table-cell office:value-type="float" office:value="206.897643984916" calcext:value-type="float">
            <text:p>206.90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Female</text:p>
          </table:table-cell>
          <table:table-cell office:value-type="float" office:value="67.264717279885" calcext:value-type="float">
            <text:p>67.26</text:p>
          </table:table-cell>
          <table:table-cell office:value-type="float" office:value="179.0066045992" calcext:value-type="float">
            <text:p>179.01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Male</text:p>
          </table:table-cell>
          <table:table-cell office:value-type="float" office:value="62.5322532839863" calcext:value-type="float">
            <text:p>62.53</text:p>
          </table:table-cell>
          <table:table-cell office:value-type="float" office:value="168.15332621989" calcext:value-type="float">
            <text:p>168.15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Male</text:p>
          </table:table-cell>
          <table:table-cell office:value-type="float" office:value="72.0747755144427" calcext:value-type="float">
            <text:p>72.07</text:p>
          </table:table-cell>
          <table:table-cell office:value-type="float" office:value="195.046634080451" calcext:value-type="float">
            <text:p>195.0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Male</text:p>
          </table:table-cell>
          <table:table-cell office:value-type="float" office:value="68.5617507293083" calcext:value-type="float">
            <text:p>68.56</text:p>
          </table:table-cell>
          <table:table-cell office:value-type="float" office:value="172.195363687745" calcext:value-type="float">
            <text:p>172.20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Male</text:p>
          </table:table-cell>
          <table:table-cell office:value-type="float" office:value="66.3422088539265" calcext:value-type="float">
            <text:p>66.34</text:p>
          </table:table-cell>
          <table:table-cell office:value-type="float" office:value="165.699391787903" calcext:value-type="float">
            <text:p>165.70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Male</text:p>
          </table:table-cell>
          <table:table-cell office:value-type="float" office:value="73.8953152272514" calcext:value-type="float">
            <text:p>73.90</text:p>
          </table:table-cell>
          <table:table-cell office:value-type="float" office:value="208.037702066837" calcext:value-type="float">
            <text:p>208.04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Female</text:p>
          </table:table-cell>
          <table:table-cell office:value-type="float" office:value="56.6304119764382" calcext:value-type="float">
            <text:p>56.63</text:p>
          </table:table-cell>
          <table:table-cell office:value-type="float" office:value="89.480480272958" calcext:value-type="float">
            <text:p>89.48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Male</text:p>
          </table:table-cell>
          <table:table-cell office:value-type="float" office:value="72.7072240809875" calcext:value-type="float">
            <text:p>72.71</text:p>
          </table:table-cell>
          <table:table-cell office:value-type="float" office:value="204.365103834944" calcext:value-type="float">
            <text:p>204.37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Male</text:p>
          </table:table-cell>
          <table:table-cell office:value-type="float" office:value="69.47030446666" calcext:value-type="float">
            <text:p>69.47</text:p>
          </table:table-cell>
          <table:table-cell office:value-type="float" office:value="183.295606263358" calcext:value-type="float">
            <text:p>183.30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Male</text:p>
          </table:table-cell>
          <table:table-cell office:value-type="float" office:value="65.6736434092637" calcext:value-type="float">
            <text:p>65.67</text:p>
          </table:table-cell>
          <table:table-cell office:value-type="float" office:value="170.062794097362" calcext:value-type="float">
            <text:p>170.06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Female</text:p>
          </table:table-cell>
          <table:table-cell office:value-type="float" office:value="64.5880784104178" calcext:value-type="float">
            <text:p>64.59</text:p>
          </table:table-cell>
          <table:table-cell office:value-type="float" office:value="129.393176124176" calcext:value-type="float">
            <text:p>129.39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Female</text:p>
          </table:table-cell>
          <table:table-cell office:value-type="float" office:value="61.1107246030827" calcext:value-type="float">
            <text:p>61.11</text:p>
          </table:table-cell>
          <table:table-cell office:value-type="float" office:value="123.386296199673" calcext:value-type="float">
            <text:p>123.39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Male</text:p>
          </table:table-cell>
          <table:table-cell office:value-type="float" office:value="70.5023980440946" calcext:value-type="float">
            <text:p>70.50</text:p>
          </table:table-cell>
          <table:table-cell office:value-type="float" office:value="172.985777146208" calcext:value-type="float">
            <text:p>172.99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Male</text:p>
          </table:table-cell>
          <table:table-cell office:value-type="float" office:value="67.901808661601" calcext:value-type="float">
            <text:p>67.90</text:p>
          </table:table-cell>
          <table:table-cell office:value-type="float" office:value="170.846760280748" calcext:value-type="float">
            <text:p>170.85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Female</text:p>
          </table:table-cell>
          <table:table-cell office:value-type="float" office:value="67.6125139624813" calcext:value-type="float">
            <text:p>67.61</text:p>
          </table:table-cell>
          <table:table-cell office:value-type="float" office:value="157.760811230146" calcext:value-type="float">
            <text:p>157.76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Female</text:p>
          </table:table-cell>
          <table:table-cell office:value-type="float" office:value="64.1419596757263" calcext:value-type="float">
            <text:p>64.14</text:p>
          </table:table-cell>
          <table:table-cell office:value-type="float" office:value="144.071684423605" calcext:value-type="float">
            <text:p>144.07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Female</text:p>
          </table:table-cell>
          <table:table-cell office:value-type="float" office:value="64.532862779695" calcext:value-type="float">
            <text:p>64.53</text:p>
          </table:table-cell>
          <table:table-cell office:value-type="float" office:value="148.206743267389" calcext:value-type="float">
            <text:p>148.21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Female</text:p>
          </table:table-cell>
          <table:table-cell office:value-type="float" office:value="66.2292600252637" calcext:value-type="float">
            <text:p>66.23</text:p>
          </table:table-cell>
          <table:table-cell office:value-type="float" office:value="169.101686826467" calcext:value-type="float">
            <text:p>169.1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Female</text:p>
          </table:table-cell>
          <table:table-cell office:value-type="float" office:value="69.3004277741934" calcext:value-type="float">
            <text:p>69.30</text:p>
          </table:table-cell>
          <table:table-cell office:value-type="float" office:value="185.187969769128" calcext:value-type="float">
            <text:p>185.19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Male</text:p>
          </table:table-cell>
          <table:table-cell office:value-type="float" office:value="69.8992039506227" calcext:value-type="float">
            <text:p>69.90</text:p>
          </table:table-cell>
          <table:table-cell office:value-type="float" office:value="191.412231132701" calcext:value-type="float">
            <text:p>191.41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Male</text:p>
          </table:table-cell>
          <table:table-cell office:value-type="float" office:value="72.1227847321693" calcext:value-type="float">
            <text:p>72.12</text:p>
          </table:table-cell>
          <table:table-cell office:value-type="float" office:value="200.907146122523" calcext:value-type="float">
            <text:p>200.91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Female</text:p>
          </table:table-cell>
          <table:table-cell office:value-type="float" office:value="60.1414415988235" calcext:value-type="float">
            <text:p>60.14</text:p>
          </table:table-cell>
          <table:table-cell office:value-type="float" office:value="110.837854703141" calcext:value-type="float">
            <text:p>110.8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Male</text:p>
          </table:table-cell>
          <table:table-cell office:value-type="float" office:value="71.0890956635457" calcext:value-type="float">
            <text:p>71.09</text:p>
          </table:table-cell>
          <table:table-cell office:value-type="float" office:value="188.116045768091" calcext:value-type="float">
            <text:p>188.12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Male</text:p>
          </table:table-cell>
          <table:table-cell office:value-type="float" office:value="66.3880066376365" calcext:value-type="float">
            <text:p>66.39</text:p>
          </table:table-cell>
          <table:table-cell office:value-type="float" office:value="159.376926005903" calcext:value-type="float">
            <text:p>159.38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Male</text:p>
          </table:table-cell>
          <table:table-cell office:value-type="float" office:value="71.4637646915818" calcext:value-type="float">
            <text:p>71.46</text:p>
          </table:table-cell>
          <table:table-cell office:value-type="float" office:value="207.768534974947" calcext:value-type="float">
            <text:p>207.7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Female</text:p>
          </table:table-cell>
          <table:table-cell office:value-type="float" office:value="61.0354898793316" calcext:value-type="float">
            <text:p>61.04</text:p>
          </table:table-cell>
          <table:table-cell office:value-type="float" office:value="111.326962428825" calcext:value-type="float">
            <text:p>111.33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Male</text:p>
          </table:table-cell>
          <table:table-cell office:value-type="float" office:value="67.6402901079882" calcext:value-type="float">
            <text:p>67.64</text:p>
          </table:table-cell>
          <table:table-cell office:value-type="float" office:value="186.935279969432" calcext:value-type="float">
            <text:p>186.94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Female</text:p>
          </table:table-cell>
          <table:table-cell office:value-type="float" office:value="61.2143488490394" calcext:value-type="float">
            <text:p>61.21</text:p>
          </table:table-cell>
          <table:table-cell office:value-type="float" office:value="112.915208906285" calcext:value-type="float">
            <text:p>112.92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Female</text:p>
          </table:table-cell>
          <table:table-cell office:value-type="float" office:value="62.2938285155084" calcext:value-type="float">
            <text:p>62.29</text:p>
          </table:table-cell>
          <table:table-cell office:value-type="float" office:value="133.020435422027" calcext:value-type="float">
            <text:p>133.02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Male</text:p>
          </table:table-cell>
          <table:table-cell office:value-type="float" office:value="64.7742374037153" calcext:value-type="float">
            <text:p>64.77</text:p>
          </table:table-cell>
          <table:table-cell office:value-type="float" office:value="182.589844094188" calcext:value-type="float">
            <text:p>182.59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Female</text:p>
          </table:table-cell>
          <table:table-cell office:value-type="float" office:value="65.3397249536015" calcext:value-type="float">
            <text:p>65.34</text:p>
          </table:table-cell>
          <table:table-cell office:value-type="float" office:value="161.431657506077" calcext:value-type="float">
            <text:p>161.4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Male</text:p>
          </table:table-cell>
          <table:table-cell office:value-type="float" office:value="68.1447609508474" calcext:value-type="float">
            <text:p>68.14</text:p>
          </table:table-cell>
          <table:table-cell office:value-type="float" office:value="181.265824807129" calcext:value-type="float">
            <text:p>181.27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Female</text:p>
          </table:table-cell>
          <table:table-cell office:value-type="float" office:value="64.8066858300476" calcext:value-type="float">
            <text:p>64.81</text:p>
          </table:table-cell>
          <table:table-cell office:value-type="float" office:value="138.485217717169" calcext:value-type="float">
            <text:p>138.49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Female</text:p>
          </table:table-cell>
          <table:table-cell office:value-type="float" office:value="60.6316001185165" calcext:value-type="float">
            <text:p>60.63</text:p>
          </table:table-cell>
          <table:table-cell office:value-type="float" office:value="109.719696252994" calcext:value-type="float">
            <text:p>109.72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Male</text:p>
          </table:table-cell>
          <table:table-cell office:value-type="float" office:value="71.3532087785568" calcext:value-type="float">
            <text:p>71.35</text:p>
          </table:table-cell>
          <table:table-cell office:value-type="float" office:value="209.309880125881" calcext:value-type="float">
            <text:p>209.31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Male</text:p>
          </table:table-cell>
          <table:table-cell office:value-type="float" office:value="69.5241003129209" calcext:value-type="float">
            <text:p>69.52</text:p>
          </table:table-cell>
          <table:table-cell office:value-type="float" office:value="184.109730174762" calcext:value-type="float">
            <text:p>184.11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Male</text:p>
          </table:table-cell>
          <table:table-cell office:value-type="float" office:value="69.8099015736912" calcext:value-type="float">
            <text:p>69.81</text:p>
          </table:table-cell>
          <table:table-cell office:value-type="float" office:value="204.426598301005" calcext:value-type="float">
            <text:p>204.43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Male</text:p>
          </table:table-cell>
          <table:table-cell office:value-type="float" office:value="67.3932285352018" calcext:value-type="float">
            <text:p>67.39</text:p>
          </table:table-cell>
          <table:table-cell office:value-type="float" office:value="185.556555102052" calcext:value-type="float">
            <text:p>185.56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Female</text:p>
          </table:table-cell>
          <table:table-cell office:value-type="float" office:value="63.7830427504241" calcext:value-type="float">
            <text:p>63.78</text:p>
          </table:table-cell>
          <table:table-cell office:value-type="float" office:value="149.344027647034" calcext:value-type="float">
            <text:p>149.34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Male</text:p>
          </table:table-cell>
          <table:table-cell office:value-type="float" office:value="67.5383087679076" calcext:value-type="float">
            <text:p>67.54</text:p>
          </table:table-cell>
          <table:table-cell office:value-type="float" office:value="181.865044346081" calcext:value-type="float">
            <text:p>181.87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Male</text:p>
          </table:table-cell>
          <table:table-cell office:value-type="float" office:value="68.2657235226031" calcext:value-type="float">
            <text:p>68.27</text:p>
          </table:table-cell>
          <table:table-cell office:value-type="float" office:value="184.988497969991" calcext:value-type="float">
            <text:p>184.99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Male</text:p>
          </table:table-cell>
          <table:table-cell office:value-type="float" office:value="73.4245096594727" calcext:value-type="float">
            <text:p>73.42</text:p>
          </table:table-cell>
          <table:table-cell office:value-type="float" office:value="220.207660219683" calcext:value-type="float">
            <text:p>220.21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Female</text:p>
          </table:table-cell>
          <table:table-cell office:value-type="float" office:value="64.4851647256286" calcext:value-type="float">
            <text:p>64.49</text:p>
          </table:table-cell>
          <table:table-cell office:value-type="float" office:value="150.402898695227" calcext:value-type="float">
            <text:p>150.40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Female</text:p>
          </table:table-cell>
          <table:table-cell office:value-type="float" office:value="65.1291910263217" calcext:value-type="float">
            <text:p>65.13</text:p>
          </table:table-cell>
          <table:table-cell office:value-type="float" office:value="156.90163744997" calcext:value-type="float">
            <text:p>156.90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Female</text:p>
          </table:table-cell>
          <table:table-cell office:value-type="float" office:value="66.3659022452799" calcext:value-type="float">
            <text:p>66.37</text:p>
          </table:table-cell>
          <table:table-cell office:value-type="float" office:value="137.287606985786" calcext:value-type="float">
            <text:p>137.29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Male</text:p>
          </table:table-cell>
          <table:table-cell office:value-type="float" office:value="68.8913457092014" calcext:value-type="float">
            <text:p>68.89</text:p>
          </table:table-cell>
          <table:table-cell office:value-type="float" office:value="191.881403466871" calcext:value-type="float">
            <text:p>191.8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Female</text:p>
          </table:table-cell>
          <table:table-cell office:value-type="float" office:value="60.9586661236777" calcext:value-type="float">
            <text:p>60.96</text:p>
          </table:table-cell>
          <table:table-cell office:value-type="float" office:value="123.157813951721" calcext:value-type="float">
            <text:p>123.16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Male</text:p>
          </table:table-cell>
          <table:table-cell office:value-type="float" office:value="74.8140524727739" calcext:value-type="float">
            <text:p>74.81</text:p>
          </table:table-cell>
          <table:table-cell office:value-type="float" office:value="232.209377348429" calcext:value-type="float">
            <text:p>232.21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Male</text:p>
          </table:table-cell>
          <table:table-cell office:value-type="float" office:value="72.7134907568074" calcext:value-type="float">
            <text:p>72.71</text:p>
          </table:table-cell>
          <table:table-cell office:value-type="float" office:value="207.459681732912" calcext:value-type="float">
            <text:p>207.46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Male</text:p>
          </table:table-cell>
          <table:table-cell office:value-type="float" office:value="76.4929339594115" calcext:value-type="float">
            <text:p>76.49</text:p>
          </table:table-cell>
          <table:table-cell office:value-type="float" office:value="227.139295974484" calcext:value-type="float">
            <text:p>227.14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Female</text:p>
          </table:table-cell>
          <table:table-cell office:value-type="float" office:value="62.5234715140073" calcext:value-type="float">
            <text:p>62.52</text:p>
          </table:table-cell>
          <table:table-cell office:value-type="float" office:value="136.256130006244" calcext:value-type="float">
            <text:p>136.26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Female</text:p>
          </table:table-cell>
          <table:table-cell office:value-type="float" office:value="64.4785671582295" calcext:value-type="float">
            <text:p>64.48</text:p>
          </table:table-cell>
          <table:table-cell office:value-type="float" office:value="151.886705673811" calcext:value-type="float">
            <text:p>151.89</text:p>
          </table:table-cell>
          <table:table-cell table:number-columns-repeated="6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Male</text:p>
          </table:table-cell>
          <table:table-cell office:value-type="float" office:value="71.6515242841932" calcext:value-type="float">
            <text:p>71.65</text:p>
          </table:table-cell>
          <table:table-cell office:value-type="float" office:value="184.98181425035" calcext:value-type="float">
            <text:p>184.98</text:p>
          </table:table-cell>
          <table:table-cell table:number-columns-repeated="6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Female</text:p>
          </table:table-cell>
          <table:table-cell office:value-type="float" office:value="65.204481018529" calcext:value-type="float">
            <text:p>65.20</text:p>
          </table:table-cell>
          <table:table-cell office:value-type="float" office:value="143.563339319018" calcext:value-type="float">
            <text:p>143.56</text:p>
          </table:table-cell>
          <table:table-cell table:number-columns-repeated="6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Male</text:p>
          </table:table-cell>
          <table:table-cell office:value-type="float" office:value="67.4868238954174" calcext:value-type="float">
            <text:p>67.49</text:p>
          </table:table-cell>
          <table:table-cell office:value-type="float" office:value="164.295241252612" calcext:value-type="float">
            <text:p>164.30</text:p>
          </table:table-cell>
          <table:table-cell table:number-columns-repeated="6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Male</text:p>
          </table:table-cell>
          <table:table-cell office:value-type="float" office:value="70.8138900127919" calcext:value-type="float">
            <text:p>70.81</text:p>
          </table:table-cell>
          <table:table-cell office:value-type="float" office:value="196.348029154279" calcext:value-type="float">
            <text:p>196.35</text:p>
          </table:table-cell>
          <table:table-cell table:number-columns-repeated="6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Male</text:p>
          </table:table-cell>
          <table:table-cell office:value-type="float" office:value="67.8565390825337" calcext:value-type="float">
            <text:p>67.86</text:p>
          </table:table-cell>
          <table:table-cell office:value-type="float" office:value="191.710332303504" calcext:value-type="float">
            <text:p>191.71</text:p>
          </table:table-cell>
          <table:table-cell table:number-columns-repeated="6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Female</text:p>
          </table:table-cell>
          <table:table-cell office:value-type="float" office:value="66.3168859887127" calcext:value-type="float">
            <text:p>66.32</text:p>
          </table:table-cell>
          <table:table-cell office:value-type="float" office:value="144.666403662957" calcext:value-type="float">
            <text:p>144.67</text:p>
          </table:table-cell>
          <table:table-cell table:number-columns-repeated="6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Female</text:p>
          </table:table-cell>
          <table:table-cell office:value-type="float" office:value="63.2547466299895" calcext:value-type="float">
            <text:p>63.25</text:p>
          </table:table-cell>
          <table:table-cell office:value-type="float" office:value="126.637594952235" calcext:value-type="float">
            <text:p>126.64</text:p>
          </table:table-cell>
          <table:table-cell table:number-columns-repeated="6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Male</text:p>
          </table:table-cell>
          <table:table-cell office:value-type="float" office:value="71.1366968657054" calcext:value-type="float">
            <text:p>71.14</text:p>
          </table:table-cell>
          <table:table-cell office:value-type="float" office:value="191.317269283196" calcext:value-type="float">
            <text:p>191.32</text:p>
          </table:table-cell>
          <table:table-cell table:number-columns-repeated="6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Male</text:p>
          </table:table-cell>
          <table:table-cell office:value-type="float" office:value="68.1791976790722" calcext:value-type="float">
            <text:p>68.18</text:p>
          </table:table-cell>
          <table:table-cell office:value-type="float" office:value="170.541400967346" calcext:value-type="float">
            <text:p>170.54</text:p>
          </table:table-cell>
          <table:table-cell table:number-columns-repeated="6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Female</text:p>
          </table:table-cell>
          <table:table-cell office:value-type="float" office:value="65.1460814235521" calcext:value-type="float">
            <text:p>65.15</text:p>
          </table:table-cell>
          <table:table-cell office:value-type="float" office:value="138.384175573881" calcext:value-type="float">
            <text:p>138.38</text:p>
          </table:table-cell>
          <table:table-cell table:number-columns-repeated="6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Female</text:p>
          </table:table-cell>
          <table:table-cell office:value-type="float" office:value="64.7357322605432" calcext:value-type="float">
            <text:p>64.74</text:p>
          </table:table-cell>
          <table:table-cell office:value-type="float" office:value="132.594245447223" calcext:value-type="float">
            <text:p>132.59</text:p>
          </table:table-cell>
          <table:table-cell table:number-columns-repeated="6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Female</text:p>
          </table:table-cell>
          <table:table-cell office:value-type="float" office:value="67.2618238759931" calcext:value-type="float">
            <text:p>67.26</text:p>
          </table:table-cell>
          <table:table-cell office:value-type="float" office:value="162.305549313408" calcext:value-type="float">
            <text:p>162.31</text:p>
          </table:table-cell>
          <table:table-cell table:number-columns-repeated="6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Female</text:p>
          </table:table-cell>
          <table:table-cell office:value-type="float" office:value="60.5858203774355" calcext:value-type="float">
            <text:p>60.59</text:p>
          </table:table-cell>
          <table:table-cell office:value-type="float" office:value="112.599493992172" calcext:value-type="float">
            <text:p>112.60</text:p>
          </table:table-cell>
          <table:table-cell table:number-columns-repeated="6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Male</text:p>
          </table:table-cell>
          <table:table-cell office:value-type="float" office:value="68.3717836935412" calcext:value-type="float">
            <text:p>68.37</text:p>
          </table:table-cell>
          <table:table-cell office:value-type="float" office:value="188.427798427743" calcext:value-type="float">
            <text:p>188.43</text:p>
          </table:table-cell>
          <table:table-cell table:number-columns-repeated="6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Male</text:p>
          </table:table-cell>
          <table:table-cell office:value-type="float" office:value="69.8445640844681" calcext:value-type="float">
            <text:p>69.84</text:p>
          </table:table-cell>
          <table:table-cell office:value-type="float" office:value="198.630278194117" calcext:value-type="float">
            <text:p>198.63</text:p>
          </table:table-cell>
          <table:table-cell table:number-columns-repeated="6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Female</text:p>
          </table:table-cell>
          <table:table-cell office:value-type="float" office:value="65.5633590016224" calcext:value-type="float">
            <text:p>65.56</text:p>
          </table:table-cell>
          <table:table-cell office:value-type="float" office:value="141.291784270822" calcext:value-type="float">
            <text:p>141.29</text:p>
          </table:table-cell>
          <table:table-cell table:number-columns-repeated="6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Female</text:p>
          </table:table-cell>
          <table:table-cell office:value-type="float" office:value="64.1108212336824" calcext:value-type="float">
            <text:p>64.11</text:p>
          </table:table-cell>
          <table:table-cell office:value-type="float" office:value="139.245503319972" calcext:value-type="float">
            <text:p>139.25</text:p>
          </table:table-cell>
          <table:table-cell table:number-columns-repeated="6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Female</text:p>
          </table:table-cell>
          <table:table-cell office:value-type="float" office:value="62.8392446023182" calcext:value-type="float">
            <text:p>62.84</text:p>
          </table:table-cell>
          <table:table-cell office:value-type="float" office:value="138.52209887642" calcext:value-type="float">
            <text:p>138.52</text:p>
          </table:table-cell>
          <table:table-cell table:number-columns-repeated="6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Male</text:p>
          </table:table-cell>
          <table:table-cell office:value-type="float" office:value="68.3311500917703" calcext:value-type="float">
            <text:p>68.33</text:p>
          </table:table-cell>
          <table:table-cell office:value-type="float" office:value="197.756770319413" calcext:value-type="float">
            <text:p>197.76</text:p>
          </table:table-cell>
          <table:table-cell table:number-columns-repeated="6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Female</text:p>
          </table:table-cell>
          <table:table-cell office:value-type="float" office:value="66.7059047988235" calcext:value-type="float">
            <text:p>66.71</text:p>
          </table:table-cell>
          <table:table-cell office:value-type="float" office:value="159.696170551903" calcext:value-type="float">
            <text:p>159.70</text:p>
          </table:table-cell>
          <table:table-cell table:number-columns-repeated="6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Male</text:p>
          </table:table-cell>
          <table:table-cell office:value-type="float" office:value="66.9463010370476" calcext:value-type="float">
            <text:p>66.95</text:p>
          </table:table-cell>
          <table:table-cell office:value-type="float" office:value="174.166587147448" calcext:value-type="float">
            <text:p>174.17</text:p>
          </table:table-cell>
          <table:table-cell table:number-columns-repeated="6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Female</text:p>
          </table:table-cell>
          <table:table-cell office:value-type="float" office:value="63.9056469656532" calcext:value-type="float">
            <text:p>63.91</text:p>
          </table:table-cell>
          <table:table-cell office:value-type="float" office:value="169.079129369228" calcext:value-type="float">
            <text:p>169.08</text:p>
          </table:table-cell>
          <table:table-cell table:number-columns-repeated="6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Female</text:p>
          </table:table-cell>
          <table:table-cell office:value-type="float" office:value="64.4530798783529" calcext:value-type="float">
            <text:p>64.45</text:p>
          </table:table-cell>
          <table:table-cell office:value-type="float" office:value="134.550509213021" calcext:value-type="float">
            <text:p>134.55</text:p>
          </table:table-cell>
          <table:table-cell table:number-columns-repeated="6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Male</text:p>
          </table:table-cell>
          <table:table-cell office:value-type="float" office:value="76.8426788279609" calcext:value-type="float">
            <text:p>76.84</text:p>
          </table:table-cell>
          <table:table-cell office:value-type="float" office:value="211.724166456081" calcext:value-type="float">
            <text:p>211.72</text:p>
          </table:table-cell>
          <table:table-cell table:number-columns-repeated="6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Female</text:p>
          </table:table-cell>
          <table:table-cell office:value-type="float" office:value="62.3083009668332" calcext:value-type="float">
            <text:p>62.31</text:p>
          </table:table-cell>
          <table:table-cell office:value-type="float" office:value="120.671009456357" calcext:value-type="float">
            <text:p>120.67</text:p>
          </table:table-cell>
          <table:table-cell table:number-columns-repeated="6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Female</text:p>
          </table:table-cell>
          <table:table-cell office:value-type="float" office:value="61.2009946946584" calcext:value-type="float">
            <text:p>61.20</text:p>
          </table:table-cell>
          <table:table-cell office:value-type="float" office:value="115.901128847343" calcext:value-type="float">
            <text:p>115.90</text:p>
          </table:table-cell>
          <table:table-cell table:number-columns-repeated="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Female</text:p>
          </table:table-cell>
          <table:table-cell office:value-type="float" office:value="64.704358519924" calcext:value-type="float">
            <text:p>64.70</text:p>
          </table:table-cell>
          <table:table-cell office:value-type="float" office:value="152.580008937117" calcext:value-type="float">
            <text:p>152.58</text:p>
          </table:table-cell>
          <table:table-cell table:number-columns-repeated="6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Female</text:p>
          </table:table-cell>
          <table:table-cell office:value-type="float" office:value="63.4226467871166" calcext:value-type="float">
            <text:p>63.42</text:p>
          </table:table-cell>
          <table:table-cell office:value-type="float" office:value="138.42795561462" calcext:value-type="float">
            <text:p>138.43</text:p>
          </table:table-cell>
          <table:table-cell table:number-columns-repeated="6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Female</text:p>
          </table:table-cell>
          <table:table-cell office:value-type="float" office:value="64.2466719555024" calcext:value-type="float">
            <text:p>64.25</text:p>
          </table:table-cell>
          <table:table-cell office:value-type="float" office:value="145.028015212802" calcext:value-type="float">
            <text:p>145.03</text:p>
          </table:table-cell>
          <table:table-cell table:number-columns-repeated="6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Male</text:p>
          </table:table-cell>
          <table:table-cell office:value-type="float" office:value="64.8211556438604" calcext:value-type="float">
            <text:p>64.82</text:p>
          </table:table-cell>
          <table:table-cell office:value-type="float" office:value="158.877273572478" calcext:value-type="float">
            <text:p>158.88</text:p>
          </table:table-cell>
          <table:table-cell table:number-columns-repeated="6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Female</text:p>
          </table:table-cell>
          <table:table-cell office:value-type="float" office:value="63.3683107754827" calcext:value-type="float">
            <text:p>63.37</text:p>
          </table:table-cell>
          <table:table-cell office:value-type="float" office:value="149.115504777396" calcext:value-type="float">
            <text:p>149.12</text:p>
          </table:table-cell>
          <table:table-cell table:number-columns-repeated="6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Female</text:p>
          </table:table-cell>
          <table:table-cell office:value-type="float" office:value="62.7263939399942" calcext:value-type="float">
            <text:p>62.73</text:p>
          </table:table-cell>
          <table:table-cell office:value-type="float" office:value="132.576224269357" calcext:value-type="float">
            <text:p>132.58</text:p>
          </table:table-cell>
          <table:table-cell table:number-columns-repeated="6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Male</text:p>
          </table:table-cell>
          <table:table-cell office:value-type="float" office:value="68.5904060416654" calcext:value-type="float">
            <text:p>68.59</text:p>
          </table:table-cell>
          <table:table-cell office:value-type="float" office:value="176.843079926229" calcext:value-type="float">
            <text:p>176.84</text:p>
          </table:table-cell>
          <table:table-cell table:number-columns-repeated="6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Female</text:p>
          </table:table-cell>
          <table:table-cell office:value-type="float" office:value="66.3872831579007" calcext:value-type="float">
            <text:p>66.39</text:p>
          </table:table-cell>
          <table:table-cell office:value-type="float" office:value="144.95550719842" calcext:value-type="float">
            <text:p>144.96</text:p>
          </table:table-cell>
          <table:table-cell table:number-columns-repeated="6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Male</text:p>
          </table:table-cell>
          <table:table-cell office:value-type="float" office:value="70.5104101560048" calcext:value-type="float">
            <text:p>70.51</text:p>
          </table:table-cell>
          <table:table-cell office:value-type="float" office:value="174.884884359253" calcext:value-type="float">
            <text:p>174.88</text:p>
          </table:table-cell>
          <table:table-cell table:number-columns-repeated="6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Male</text:p>
          </table:table-cell>
          <table:table-cell office:value-type="float" office:value="63.5964554204545" calcext:value-type="float">
            <text:p>63.60</text:p>
          </table:table-cell>
          <table:table-cell office:value-type="float" office:value="144.591922421247" calcext:value-type="float">
            <text:p>144.59</text:p>
          </table:table-cell>
          <table:table-cell table:number-columns-repeated="6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Male</text:p>
          </table:table-cell>
          <table:table-cell office:value-type="float" office:value="66.3145767354902" calcext:value-type="float">
            <text:p>66.31</text:p>
          </table:table-cell>
          <table:table-cell office:value-type="float" office:value="148.265730183655" calcext:value-type="float">
            <text:p>148.27</text:p>
          </table:table-cell>
          <table:table-cell table:number-columns-repeated="6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Male</text:p>
          </table:table-cell>
          <table:table-cell office:value-type="float" office:value="73.29150846491" calcext:value-type="float">
            <text:p>73.29</text:p>
          </table:table-cell>
          <table:table-cell office:value-type="float" office:value="228.558785151439" calcext:value-type="float">
            <text:p>228.56</text:p>
          </table:table-cell>
          <table:table-cell table:number-columns-repeated="6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Female</text:p>
          </table:table-cell>
          <table:table-cell office:value-type="float" office:value="67.7138727887894" calcext:value-type="float">
            <text:p>67.71</text:p>
          </table:table-cell>
          <table:table-cell office:value-type="float" office:value="163.334449922777" calcext:value-type="float">
            <text:p>163.33</text:p>
          </table:table-cell>
          <table:table-cell table:number-columns-repeated="6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Female</text:p>
          </table:table-cell>
          <table:table-cell office:value-type="float" office:value="62.6176900041191" calcext:value-type="float">
            <text:p>62.62</text:p>
          </table:table-cell>
          <table:table-cell office:value-type="float" office:value="138.082482281735" calcext:value-type="float">
            <text:p>138.08</text:p>
          </table:table-cell>
          <table:table-cell table:number-columns-repeated="6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Female</text:p>
          </table:table-cell>
          <table:table-cell office:value-type="float" office:value="63.0342403404518" calcext:value-type="float">
            <text:p>63.03</text:p>
          </table:table-cell>
          <table:table-cell office:value-type="float" office:value="131.970135026466" calcext:value-type="float">
            <text:p>131.97</text:p>
          </table:table-cell>
          <table:table-cell table:number-columns-repeated="6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Male</text:p>
          </table:table-cell>
          <table:table-cell office:value-type="float" office:value="69.011160640682" calcext:value-type="float">
            <text:p>69.01</text:p>
          </table:table-cell>
          <table:table-cell office:value-type="float" office:value="191.026743469822" calcext:value-type="float">
            <text:p>191.03</text:p>
          </table:table-cell>
          <table:table-cell table:number-columns-repeated="6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Male</text:p>
          </table:table-cell>
          <table:table-cell office:value-type="float" office:value="70.691597577465" calcext:value-type="float">
            <text:p>70.69</text:p>
          </table:table-cell>
          <table:table-cell office:value-type="float" office:value="184.689522521487" calcext:value-type="float">
            <text:p>184.69</text:p>
          </table:table-cell>
          <table:table-cell table:number-columns-repeated="6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Female</text:p>
          </table:table-cell>
          <table:table-cell office:value-type="float" office:value="67.9691868291836" calcext:value-type="float">
            <text:p>67.97</text:p>
          </table:table-cell>
          <table:table-cell office:value-type="float" office:value="168.166431454186" calcext:value-type="float">
            <text:p>168.17</text:p>
          </table:table-cell>
          <table:table-cell table:number-columns-repeated="6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Male</text:p>
          </table:table-cell>
          <table:table-cell office:value-type="float" office:value="61.3107984316976" calcext:value-type="float">
            <text:p>61.31</text:p>
          </table:table-cell>
          <table:table-cell office:value-type="float" office:value="150.316448600407" calcext:value-type="float">
            <text:p>150.32</text:p>
          </table:table-cell>
          <table:table-cell table:number-columns-repeated="6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Female</text:p>
          </table:table-cell>
          <table:table-cell office:value-type="float" office:value="61.7350902197" calcext:value-type="float">
            <text:p>61.74</text:p>
          </table:table-cell>
          <table:table-cell office:value-type="float" office:value="107.866872355221" calcext:value-type="float">
            <text:p>107.87</text:p>
          </table:table-cell>
          <table:table-cell table:number-columns-repeated="6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Male</text:p>
          </table:table-cell>
          <table:table-cell office:value-type="float" office:value="67.407614960974" calcext:value-type="float">
            <text:p>67.41</text:p>
          </table:table-cell>
          <table:table-cell office:value-type="float" office:value="162.822942442544" calcext:value-type="float">
            <text:p>162.82</text:p>
          </table:table-cell>
          <table:table-cell table:number-columns-repeated="6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Male</text:p>
          </table:table-cell>
          <table:table-cell office:value-type="float" office:value="69.6791496982697" calcext:value-type="float">
            <text:p>69.68</text:p>
          </table:table-cell>
          <table:table-cell office:value-type="float" office:value="203.317012295753" calcext:value-type="float">
            <text:p>203.32</text:p>
          </table:table-cell>
          <table:table-cell table:number-columns-repeated="6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Female</text:p>
          </table:table-cell>
          <table:table-cell office:value-type="float" office:value="61.5694742826729" calcext:value-type="float">
            <text:p>61.57</text:p>
          </table:table-cell>
          <table:table-cell office:value-type="float" office:value="128.53931129318" calcext:value-type="float">
            <text:p>128.54</text:p>
          </table:table-cell>
          <table:table-cell table:number-columns-repeated="6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Male</text:p>
          </table:table-cell>
          <table:table-cell office:value-type="float" office:value="71.542808179959" calcext:value-type="float">
            <text:p>71.54</text:p>
          </table:table-cell>
          <table:table-cell office:value-type="float" office:value="212.443510123348" calcext:value-type="float">
            <text:p>212.44</text:p>
          </table:table-cell>
          <table:table-cell table:number-columns-repeated="6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Male</text:p>
          </table:table-cell>
          <table:table-cell office:value-type="float" office:value="67.6091049416397" calcext:value-type="float">
            <text:p>67.61</text:p>
          </table:table-cell>
          <table:table-cell office:value-type="float" office:value="174.36418237859" calcext:value-type="float">
            <text:p>174.36</text:p>
          </table:table-cell>
          <table:table-cell table:number-columns-repeated="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Male</text:p>
          </table:table-cell>
          <table:table-cell office:value-type="float" office:value="66.0144282335004" calcext:value-type="float">
            <text:p>66.01</text:p>
          </table:table-cell>
          <table:table-cell office:value-type="float" office:value="184.461811520982" calcext:value-type="float">
            <text:p>184.46</text:p>
          </table:table-cell>
          <table:table-cell table:number-columns-repeated="6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Male</text:p>
          </table:table-cell>
          <table:table-cell office:value-type="float" office:value="70.907736687617" calcext:value-type="float">
            <text:p>70.91</text:p>
          </table:table-cell>
          <table:table-cell office:value-type="float" office:value="197.216551955857" calcext:value-type="float">
            <text:p>197.22</text:p>
          </table:table-cell>
          <table:table-cell table:number-columns-repeated="6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Female</text:p>
          </table:table-cell>
          <table:table-cell office:value-type="float" office:value="59.4990773904988" calcext:value-type="float">
            <text:p>59.50</text:p>
          </table:table-cell>
          <table:table-cell office:value-type="float" office:value="128.915658582563" calcext:value-type="float">
            <text:p>128.92</text:p>
          </table:table-cell>
          <table:table-cell table:number-columns-repeated="6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Female</text:p>
          </table:table-cell>
          <table:table-cell office:value-type="float" office:value="61.9812103654571" calcext:value-type="float">
            <text:p>61.98</text:p>
          </table:table-cell>
          <table:table-cell office:value-type="float" office:value="118.821493236688" calcext:value-type="float">
            <text:p>118.82</text:p>
          </table:table-cell>
          <table:table-cell table:number-columns-repeated="6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Female</text:p>
          </table:table-cell>
          <table:table-cell office:value-type="float" office:value="64.6189809754171" calcext:value-type="float">
            <text:p>64.62</text:p>
          </table:table-cell>
          <table:table-cell office:value-type="float" office:value="119.681095103857" calcext:value-type="float">
            <text:p>119.68</text:p>
          </table:table-cell>
          <table:table-cell table:number-columns-repeated="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Female</text:p>
          </table:table-cell>
          <table:table-cell office:value-type="float" office:value="63.8344907670014" calcext:value-type="float">
            <text:p>63.83</text:p>
          </table:table-cell>
          <table:table-cell office:value-type="float" office:value="133.776896651513" calcext:value-type="float">
            <text:p>133.78</text:p>
          </table:table-cell>
          <table:table-cell table:number-columns-repeated="6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Female</text:p>
          </table:table-cell>
          <table:table-cell office:value-type="float" office:value="67.75797031241" calcext:value-type="float">
            <text:p>67.76</text:p>
          </table:table-cell>
          <table:table-cell office:value-type="float" office:value="148.490398568957" calcext:value-type="float">
            <text:p>148.49</text:p>
          </table:table-cell>
          <table:table-cell table:number-columns-repeated="6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Male</text:p>
          </table:table-cell>
          <table:table-cell office:value-type="float" office:value="65.7136084316278" calcext:value-type="float">
            <text:p>65.71</text:p>
          </table:table-cell>
          <table:table-cell office:value-type="float" office:value="167.828760290252" calcext:value-type="float">
            <text:p>167.83</text:p>
          </table:table-cell>
          <table:table-cell table:number-columns-repeated="6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Male</text:p>
          </table:table-cell>
          <table:table-cell office:value-type="float" office:value="69.2444455670418" calcext:value-type="float">
            <text:p>69.24</text:p>
          </table:table-cell>
          <table:table-cell office:value-type="float" office:value="175.232834842116" calcext:value-type="float">
            <text:p>175.23</text:p>
          </table:table-cell>
          <table:table-cell table:number-columns-repeated="6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Female</text:p>
          </table:table-cell>
          <table:table-cell office:value-type="float" office:value="66.2940589437949" calcext:value-type="float">
            <text:p>66.29</text:p>
          </table:table-cell>
          <table:table-cell office:value-type="float" office:value="153.138692653924" calcext:value-type="float">
            <text:p>153.14</text:p>
          </table:table-cell>
          <table:table-cell table:number-columns-repeated="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Female</text:p>
          </table:table-cell>
          <table:table-cell office:value-type="float" office:value="67.5995855731533" calcext:value-type="float">
            <text:p>67.60</text:p>
          </table:table-cell>
          <table:table-cell office:value-type="float" office:value="159.969308203497" calcext:value-type="float">
            <text:p>159.97</text:p>
          </table:table-cell>
          <table:table-cell table:number-columns-repeated="6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Female</text:p>
          </table:table-cell>
          <table:table-cell office:value-type="float" office:value="66.7145851224913" calcext:value-type="float">
            <text:p>66.71</text:p>
          </table:table-cell>
          <table:table-cell office:value-type="float" office:value="162.930817337045" calcext:value-type="float">
            <text:p>162.93</text:p>
          </table:table-cell>
          <table:table-cell table:number-columns-repeated="6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Male</text:p>
          </table:table-cell>
          <table:table-cell office:value-type="float" office:value="60.2691078279205" calcext:value-type="float">
            <text:p>60.27</text:p>
          </table:table-cell>
          <table:table-cell office:value-type="float" office:value="126.455612757901" calcext:value-type="float">
            <text:p>126.46</text:p>
          </table:table-cell>
          <table:table-cell table:number-columns-repeated="6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Male</text:p>
          </table:table-cell>
          <table:table-cell office:value-type="float" office:value="70.5649669292682" calcext:value-type="float">
            <text:p>70.56</text:p>
          </table:table-cell>
          <table:table-cell office:value-type="float" office:value="180.476287057256" calcext:value-type="float">
            <text:p>180.48</text:p>
          </table:table-cell>
          <table:table-cell table:number-columns-repeated="6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Female</text:p>
          </table:table-cell>
          <table:table-cell office:value-type="float" office:value="61.3073677559788" calcext:value-type="float">
            <text:p>61.31</text:p>
          </table:table-cell>
          <table:table-cell office:value-type="float" office:value="119.632028588423" calcext:value-type="float">
            <text:p>119.63</text:p>
          </table:table-cell>
          <table:table-cell table:number-columns-repeated="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Female</text:p>
          </table:table-cell>
          <table:table-cell office:value-type="float" office:value="64.8021887988608" calcext:value-type="float">
            <text:p>64.80</text:p>
          </table:table-cell>
          <table:table-cell office:value-type="float" office:value="159.877141996378" calcext:value-type="float">
            <text:p>159.88</text:p>
          </table:table-cell>
          <table:table-cell table:number-columns-repeated="6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Male</text:p>
          </table:table-cell>
          <table:table-cell office:value-type="float" office:value="65.5195414396373" calcext:value-type="float">
            <text:p>65.52</text:p>
          </table:table-cell>
          <table:table-cell office:value-type="float" office:value="178.289459153456" calcext:value-type="float">
            <text:p>178.29</text:p>
          </table:table-cell>
          <table:table-cell table:number-columns-repeated="6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Female</text:p>
          </table:table-cell>
          <table:table-cell office:value-type="float" office:value="59.4361512802665" calcext:value-type="float">
            <text:p>59.44</text:p>
          </table:table-cell>
          <table:table-cell office:value-type="float" office:value="111.864139742294" calcext:value-type="float">
            <text:p>111.86</text:p>
          </table:table-cell>
          <table:table-cell table:number-columns-repeated="6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Female</text:p>
          </table:table-cell>
          <table:table-cell office:value-type="float" office:value="60.0985913347773" calcext:value-type="float">
            <text:p>60.10</text:p>
          </table:table-cell>
          <table:table-cell office:value-type="float" office:value="122.744885450502" calcext:value-type="float">
            <text:p>122.74</text:p>
          </table:table-cell>
          <table:table-cell table:number-columns-repeated="6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Male</text:p>
          </table:table-cell>
          <table:table-cell office:value-type="float" office:value="68.0190781638069" calcext:value-type="float">
            <text:p>68.02</text:p>
          </table:table-cell>
          <table:table-cell office:value-type="float" office:value="174.265162856676" calcext:value-type="float">
            <text:p>174.27</text:p>
          </table:table-cell>
          <table:table-cell table:number-columns-repeated="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Female</text:p>
          </table:table-cell>
          <table:table-cell office:value-type="float" office:value="66.1864525265963" calcext:value-type="float">
            <text:p>66.19</text:p>
          </table:table-cell>
          <table:table-cell office:value-type="float" office:value="156.380922966499" calcext:value-type="float">
            <text:p>156.38</text:p>
          </table:table-cell>
          <table:table-cell table:number-columns-repeated="6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Female</text:p>
          </table:table-cell>
          <table:table-cell office:value-type="float" office:value="65.0779682795104" calcext:value-type="float">
            <text:p>65.08</text:p>
          </table:table-cell>
          <table:table-cell office:value-type="float" office:value="148.733153676712" calcext:value-type="float">
            <text:p>148.73</text:p>
          </table:table-cell>
          <table:table-cell table:number-columns-repeated="6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Male</text:p>
          </table:table-cell>
          <table:table-cell office:value-type="float" office:value="69.6746141599963" calcext:value-type="float">
            <text:p>69.67</text:p>
          </table:table-cell>
          <table:table-cell office:value-type="float" office:value="177.598009109881" calcext:value-type="float">
            <text:p>177.60</text:p>
          </table:table-cell>
          <table:table-cell table:number-columns-repeated="6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Male</text:p>
          </table:table-cell>
          <table:table-cell office:value-type="float" office:value="66.7103909924789" calcext:value-type="float">
            <text:p>66.71</text:p>
          </table:table-cell>
          <table:table-cell office:value-type="float" office:value="174.990111793505" calcext:value-type="float">
            <text:p>174.99</text:p>
          </table:table-cell>
          <table:table-cell table:number-columns-repeated="6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Female</text:p>
          </table:table-cell>
          <table:table-cell office:value-type="float" office:value="58.7619166904071" calcext:value-type="float">
            <text:p>58.76</text:p>
          </table:table-cell>
          <table:table-cell office:value-type="float" office:value="102.455360842421" calcext:value-type="float">
            <text:p>102.46</text:p>
          </table:table-cell>
          <table:table-cell table:number-columns-repeated="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Female</text:p>
          </table:table-cell>
          <table:table-cell office:value-type="float" office:value="64.1226611948796" calcext:value-type="float">
            <text:p>64.12</text:p>
          </table:table-cell>
          <table:table-cell office:value-type="float" office:value="141.051938228504" calcext:value-type="float">
            <text:p>141.05</text:p>
          </table:table-cell>
          <table:table-cell table:number-columns-repeated="6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Female</text:p>
          </table:table-cell>
          <table:table-cell office:value-type="float" office:value="63.8680599445794" calcext:value-type="float">
            <text:p>63.87</text:p>
          </table:table-cell>
          <table:table-cell office:value-type="float" office:value="126.834671797464" calcext:value-type="float">
            <text:p>126.83</text:p>
          </table:table-cell>
          <table:table-cell table:number-columns-repeated="6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Male</text:p>
          </table:table-cell>
          <table:table-cell office:value-type="float" office:value="71.053367544567" calcext:value-type="float">
            <text:p>71.05</text:p>
          </table:table-cell>
          <table:table-cell office:value-type="float" office:value="212.110879184422" calcext:value-type="float">
            <text:p>212.11</text:p>
          </table:table-cell>
          <table:table-cell table:number-columns-repeated="6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Male</text:p>
          </table:table-cell>
          <table:table-cell office:value-type="float" office:value="67.1782344074091" calcext:value-type="float">
            <text:p>67.18</text:p>
          </table:table-cell>
          <table:table-cell office:value-type="float" office:value="172.469625405963" calcext:value-type="float">
            <text:p>172.47</text:p>
          </table:table-cell>
          <table:table-cell table:number-columns-repeated="6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Female</text:p>
          </table:table-cell>
          <table:table-cell office:value-type="float" office:value="66.2496161752984" calcext:value-type="float">
            <text:p>66.25</text:p>
          </table:table-cell>
          <table:table-cell office:value-type="float" office:value="154.857522823554" calcext:value-type="float">
            <text:p>154.86</text:p>
          </table:table-cell>
          <table:table-cell table:number-columns-repeated="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Male</text:p>
          </table:table-cell>
          <table:table-cell office:value-type="float" office:value="71.9812065428705" calcext:value-type="float">
            <text:p>71.98</text:p>
          </table:table-cell>
          <table:table-cell office:value-type="float" office:value="200.437310528735" calcext:value-type="float">
            <text:p>200.44</text:p>
          </table:table-cell>
          <table:table-cell table:number-columns-repeated="6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Female</text:p>
          </table:table-cell>
          <table:table-cell office:value-type="float" office:value="64.637492959151" calcext:value-type="float">
            <text:p>64.64</text:p>
          </table:table-cell>
          <table:table-cell office:value-type="float" office:value="133.379545927519" calcext:value-type="float">
            <text:p>133.38</text:p>
          </table:table-cell>
          <table:table-cell table:number-columns-repeated="6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Female</text:p>
          </table:table-cell>
          <table:table-cell office:value-type="float" office:value="64.1796298759773" calcext:value-type="float">
            <text:p>64.18</text:p>
          </table:table-cell>
          <table:table-cell office:value-type="float" office:value="143.859095044246" calcext:value-type="float">
            <text:p>143.86</text:p>
          </table:table-cell>
          <table:table-cell table:number-columns-repeated="6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Male</text:p>
          </table:table-cell>
          <table:table-cell office:value-type="float" office:value="72.5413265923868" calcext:value-type="float">
            <text:p>72.54</text:p>
          </table:table-cell>
          <table:table-cell office:value-type="float" office:value="213.716956783022" calcext:value-type="float">
            <text:p>213.72</text:p>
          </table:table-cell>
          <table:table-cell table:number-columns-repeated="6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Female</text:p>
          </table:table-cell>
          <table:table-cell office:value-type="float" office:value="60.334171278339" calcext:value-type="float">
            <text:p>60.33</text:p>
          </table:table-cell>
          <table:table-cell office:value-type="float" office:value="131.049008259448" calcext:value-type="float">
            <text:p>131.05</text:p>
          </table:table-cell>
          <table:table-cell table:number-columns-repeated="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Male</text:p>
          </table:table-cell>
          <table:table-cell office:value-type="float" office:value="71.3973089137367" calcext:value-type="float">
            <text:p>71.40</text:p>
          </table:table-cell>
          <table:table-cell office:value-type="float" office:value="198.406733806725" calcext:value-type="float">
            <text:p>198.41</text:p>
          </table:table-cell>
          <table:table-cell table:number-columns-repeated="6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Female</text:p>
          </table:table-cell>
          <table:table-cell office:value-type="float" office:value="62.3610923797426" calcext:value-type="float">
            <text:p>62.36</text:p>
          </table:table-cell>
          <table:table-cell office:value-type="float" office:value="148.713960108758" calcext:value-type="float">
            <text:p>148.71</text:p>
          </table:table-cell>
          <table:table-cell table:number-columns-repeated="6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Male</text:p>
          </table:table-cell>
          <table:table-cell office:value-type="float" office:value="68.3712696379176" calcext:value-type="float">
            <text:p>68.37</text:p>
          </table:table-cell>
          <table:table-cell office:value-type="float" office:value="185.536558599738" calcext:value-type="float">
            <text:p>185.54</text:p>
          </table:table-cell>
          <table:table-cell table:number-columns-repeated="6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Male</text:p>
          </table:table-cell>
          <table:table-cell office:value-type="float" office:value="72.5596952881594" calcext:value-type="float">
            <text:p>72.56</text:p>
          </table:table-cell>
          <table:table-cell office:value-type="float" office:value="210.863639710134" calcext:value-type="float">
            <text:p>210.86</text:p>
          </table:table-cell>
          <table:table-cell table:number-columns-repeated="6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Male</text:p>
          </table:table-cell>
          <table:table-cell office:value-type="float" office:value="64.7272569610009" calcext:value-type="float">
            <text:p>64.73</text:p>
          </table:table-cell>
          <table:table-cell office:value-type="float" office:value="169.207936994027" calcext:value-type="float">
            <text:p>169.21</text:p>
          </table:table-cell>
          <table:table-cell table:number-columns-repeated="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Male</text:p>
          </table:table-cell>
          <table:table-cell office:value-type="float" office:value="71.8826967420196" calcext:value-type="float">
            <text:p>71.88</text:p>
          </table:table-cell>
          <table:table-cell office:value-type="float" office:value="207.57561358173" calcext:value-type="float">
            <text:p>207.58</text:p>
          </table:table-cell>
          <table:table-cell table:number-columns-repeated="6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Female</text:p>
          </table:table-cell>
          <table:table-cell office:value-type="float" office:value="67.9536581615964" calcext:value-type="float">
            <text:p>67.95</text:p>
          </table:table-cell>
          <table:table-cell office:value-type="float" office:value="167.090125786042" calcext:value-type="float">
            <text:p>167.09</text:p>
          </table:table-cell>
          <table:table-cell table:number-columns-repeated="6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Male</text:p>
          </table:table-cell>
          <table:table-cell office:value-type="float" office:value="66.3162319187446" calcext:value-type="float">
            <text:p>66.32</text:p>
          </table:table-cell>
          <table:table-cell office:value-type="float" office:value="170.593858104457" calcext:value-type="float">
            <text:p>170.59</text:p>
          </table:table-cell>
          <table:table-cell table:number-columns-repeated="6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Male</text:p>
          </table:table-cell>
          <table:table-cell office:value-type="float" office:value="69.1283566295392" calcext:value-type="float">
            <text:p>69.13</text:p>
          </table:table-cell>
          <table:table-cell office:value-type="float" office:value="184.142280775944" calcext:value-type="float">
            <text:p>184.14</text:p>
          </table:table-cell>
          <table:table-cell table:number-columns-repeated="6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Male</text:p>
          </table:table-cell>
          <table:table-cell office:value-type="float" office:value="67.7796703221261" calcext:value-type="float">
            <text:p>67.78</text:p>
          </table:table-cell>
          <table:table-cell office:value-type="float" office:value="192.199788192446" calcext:value-type="float">
            <text:p>192.20</text:p>
          </table:table-cell>
          <table:table-cell table:number-columns-repeated="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Male</text:p>
          </table:table-cell>
          <table:table-cell office:value-type="float" office:value="65.3764350085399" calcext:value-type="float">
            <text:p>65.38</text:p>
          </table:table-cell>
          <table:table-cell office:value-type="float" office:value="152.289839453128" calcext:value-type="float">
            <text:p>152.29</text:p>
          </table:table-cell>
          <table:table-cell table:number-columns-repeated="6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Male</text:p>
          </table:table-cell>
          <table:table-cell office:value-type="float" office:value="74.0564268450105" calcext:value-type="float">
            <text:p>74.06</text:p>
          </table:table-cell>
          <table:table-cell office:value-type="float" office:value="211.730517311015" calcext:value-type="float">
            <text:p>211.73</text:p>
          </table:table-cell>
          <table:table-cell table:number-columns-repeated="6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Female</text:p>
          </table:table-cell>
          <table:table-cell office:value-type="float" office:value="64.2762427390933" calcext:value-type="float">
            <text:p>64.28</text:p>
          </table:table-cell>
          <table:table-cell office:value-type="float" office:value="123.298801482061" calcext:value-type="float">
            <text:p>123.30</text:p>
          </table:table-cell>
          <table:table-cell table:number-columns-repeated="6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Male</text:p>
          </table:table-cell>
          <table:table-cell office:value-type="float" office:value="72.7834260157113" calcext:value-type="float">
            <text:p>72.78</text:p>
          </table:table-cell>
          <table:table-cell office:value-type="float" office:value="200.832792228216" calcext:value-type="float">
            <text:p>200.83</text:p>
          </table:table-cell>
          <table:table-cell table:number-columns-repeated="6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Male</text:p>
          </table:table-cell>
          <table:table-cell office:value-type="float" office:value="67.7692941952837" calcext:value-type="float">
            <text:p>67.77</text:p>
          </table:table-cell>
          <table:table-cell office:value-type="float" office:value="170.296762912926" calcext:value-type="float">
            <text:p>170.30</text:p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Female</text:p>
          </table:table-cell>
          <table:table-cell office:value-type="float" office:value="62.1960203776221" calcext:value-type="float">
            <text:p>62.20</text:p>
          </table:table-cell>
          <table:table-cell office:value-type="float" office:value="124.157289067095" calcext:value-type="float">
            <text:p>124.16</text:p>
          </table:table-cell>
          <table:table-cell table:number-columns-repeated="6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Female</text:p>
          </table:table-cell>
          <table:table-cell office:value-type="float" office:value="61.8656142294332" calcext:value-type="float">
            <text:p>61.87</text:p>
          </table:table-cell>
          <table:table-cell office:value-type="float" office:value="106.732049474341" calcext:value-type="float">
            <text:p>106.73</text:p>
          </table:table-cell>
          <table:table-cell table:number-columns-repeated="6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Female</text:p>
          </table:table-cell>
          <table:table-cell office:value-type="float" office:value="63.9196164201122" calcext:value-type="float">
            <text:p>63.92</text:p>
          </table:table-cell>
          <table:table-cell office:value-type="float" office:value="140.707170793762" calcext:value-type="float">
            <text:p>140.71</text:p>
          </table:table-cell>
          <table:table-cell table:number-columns-repeated="6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Female</text:p>
          </table:table-cell>
          <table:table-cell office:value-type="float" office:value="62.9811500235096" calcext:value-type="float">
            <text:p>62.98</text:p>
          </table:table-cell>
          <table:table-cell office:value-type="float" office:value="154.428477515132" calcext:value-type="float">
            <text:p>154.43</text:p>
          </table:table-cell>
          <table:table-cell table:number-columns-repeated="6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Female</text:p>
          </table:table-cell>
          <table:table-cell office:value-type="float" office:value="68.1870490876192" calcext:value-type="float">
            <text:p>68.19</text:p>
          </table:table-cell>
          <table:table-cell office:value-type="float" office:value="177.568849558525" calcext:value-type="float">
            <text:p>177.57</text:p>
          </table:table-cell>
          <table:table-cell table:number-columns-repeated="6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Male</text:p>
          </table:table-cell>
          <table:table-cell office:value-type="float" office:value="66.2146637464049" calcext:value-type="float">
            <text:p>66.21</text:p>
          </table:table-cell>
          <table:table-cell office:value-type="float" office:value="180.575334078804" calcext:value-type="float">
            <text:p>180.58</text:p>
          </table:table-cell>
          <table:table-cell table:number-columns-repeated="6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Male</text:p>
          </table:table-cell>
          <table:table-cell office:value-type="float" office:value="67.7845379591434" calcext:value-type="float">
            <text:p>67.78</text:p>
          </table:table-cell>
          <table:table-cell office:value-type="float" office:value="198.311756175959" calcext:value-type="float">
            <text:p>198.31</text:p>
          </table:table-cell>
          <table:table-cell table:number-columns-repeated="6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Male</text:p>
          </table:table-cell>
          <table:table-cell office:value-type="float" office:value="62.557679831966" calcext:value-type="float">
            <text:p>62.56</text:p>
          </table:table-cell>
          <table:table-cell office:value-type="float" office:value="132.26298045314" calcext:value-type="float">
            <text:p>132.26</text:p>
          </table:table-cell>
          <table:table-cell table:number-columns-repeated="6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Female</text:p>
          </table:table-cell>
          <table:table-cell office:value-type="float" office:value="66.0274133669015" calcext:value-type="float">
            <text:p>66.03</text:p>
          </table:table-cell>
          <table:table-cell office:value-type="float" office:value="140.49428401929" calcext:value-type="float">
            <text:p>140.49</text:p>
          </table:table-cell>
          <table:table-cell table:number-columns-repeated="6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Female</text:p>
          </table:table-cell>
          <table:table-cell office:value-type="float" office:value="64.0734661163267" calcext:value-type="float">
            <text:p>64.07</text:p>
          </table:table-cell>
          <table:table-cell office:value-type="float" office:value="125.540056240174" calcext:value-type="float">
            <text:p>125.54</text:p>
          </table:table-cell>
          <table:table-cell table:number-columns-repeated="6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Female</text:p>
          </table:table-cell>
          <table:table-cell office:value-type="float" office:value="65.253688546256" calcext:value-type="float">
            <text:p>65.25</text:p>
          </table:table-cell>
          <table:table-cell office:value-type="float" office:value="149.531118367038" calcext:value-type="float">
            <text:p>149.53</text:p>
          </table:table-cell>
          <table:table-cell table:number-columns-repeated="6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Female</text:p>
          </table:table-cell>
          <table:table-cell office:value-type="float" office:value="61.2362474889617" calcext:value-type="float">
            <text:p>61.24</text:p>
          </table:table-cell>
          <table:table-cell office:value-type="float" office:value="111.502707371425" calcext:value-type="float">
            <text:p>111.50</text:p>
          </table:table-cell>
          <table:table-cell table:number-columns-repeated="6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Female</text:p>
          </table:table-cell>
          <table:table-cell office:value-type="float" office:value="65.2524050978778" calcext:value-type="float">
            <text:p>65.25</text:p>
          </table:table-cell>
          <table:table-cell office:value-type="float" office:value="143.888330008059" calcext:value-type="float">
            <text:p>143.89</text:p>
          </table:table-cell>
          <table:table-cell table:number-columns-repeated="6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Female</text:p>
          </table:table-cell>
          <table:table-cell office:value-type="float" office:value="67.4348643652968" calcext:value-type="float">
            <text:p>67.43</text:p>
          </table:table-cell>
          <table:table-cell office:value-type="float" office:value="170.955041477143" calcext:value-type="float">
            <text:p>170.96</text:p>
          </table:table-cell>
          <table:table-cell table:number-columns-repeated="6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Female</text:p>
          </table:table-cell>
          <table:table-cell office:value-type="float" office:value="63.177398804039" calcext:value-type="float">
            <text:p>63.18</text:p>
          </table:table-cell>
          <table:table-cell office:value-type="float" office:value="138.022592491558" calcext:value-type="float">
            <text:p>138.02</text:p>
          </table:table-cell>
          <table:table-cell table:number-columns-repeated="6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Male</text:p>
          </table:table-cell>
          <table:table-cell office:value-type="float" office:value="68.269647594262" calcext:value-type="float">
            <text:p>68.27</text:p>
          </table:table-cell>
          <table:table-cell office:value-type="float" office:value="172.077304734761" calcext:value-type="float">
            <text:p>172.08</text:p>
          </table:table-cell>
          <table:table-cell table:number-columns-repeated="6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Male</text:p>
          </table:table-cell>
          <table:table-cell office:value-type="float" office:value="64.9508117081588" calcext:value-type="float">
            <text:p>64.95</text:p>
          </table:table-cell>
          <table:table-cell office:value-type="float" office:value="162.90024086343" calcext:value-type="float">
            <text:p>162.90</text:p>
          </table:table-cell>
          <table:table-cell table:number-columns-repeated="6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Male</text:p>
          </table:table-cell>
          <table:table-cell office:value-type="float" office:value="68.3620127243186" calcext:value-type="float">
            <text:p>68.36</text:p>
          </table:table-cell>
          <table:table-cell office:value-type="float" office:value="188.786166592441" calcext:value-type="float">
            <text:p>188.79</text:p>
          </table:table-cell>
          <table:table-cell table:number-columns-repeated="6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Female</text:p>
          </table:table-cell>
          <table:table-cell office:value-type="float" office:value="62.7284948017706" calcext:value-type="float">
            <text:p>62.73</text:p>
          </table:table-cell>
          <table:table-cell office:value-type="float" office:value="120.402414130795" calcext:value-type="float">
            <text:p>120.40</text:p>
          </table:table-cell>
          <table:table-cell table:number-columns-repeated="6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Male</text:p>
          </table:table-cell>
          <table:table-cell office:value-type="float" office:value="69.2959320582737" calcext:value-type="float">
            <text:p>69.30</text:p>
          </table:table-cell>
          <table:table-cell office:value-type="float" office:value="172.346492962392" calcext:value-type="float">
            <text:p>172.35</text:p>
          </table:table-cell>
          <table:table-cell table:number-columns-repeated="6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Female</text:p>
          </table:table-cell>
          <table:table-cell office:value-type="float" office:value="67.2813582403504" calcext:value-type="float">
            <text:p>67.28</text:p>
          </table:table-cell>
          <table:table-cell office:value-type="float" office:value="151.006827602194" calcext:value-type="float">
            <text:p>151.01</text:p>
          </table:table-cell>
          <table:table-cell table:number-columns-repeated="6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Male</text:p>
          </table:table-cell>
          <table:table-cell office:value-type="float" office:value="70.3327152499591" calcext:value-type="float">
            <text:p>70.33</text:p>
          </table:table-cell>
          <table:table-cell office:value-type="float" office:value="190.409829226301" calcext:value-type="float">
            <text:p>190.41</text:p>
          </table:table-cell>
          <table:table-cell table:number-columns-repeated="6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Male</text:p>
          </table:table-cell>
          <table:table-cell office:value-type="float" office:value="70.4856431655714" calcext:value-type="float">
            <text:p>70.49</text:p>
          </table:table-cell>
          <table:table-cell office:value-type="float" office:value="193.359946993498" calcext:value-type="float">
            <text:p>193.36</text:p>
          </table:table-cell>
          <table:table-cell table:number-columns-repeated="6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Female</text:p>
          </table:table-cell>
          <table:table-cell office:value-type="float" office:value="67.1678197702471" calcext:value-type="float">
            <text:p>67.17</text:p>
          </table:table-cell>
          <table:table-cell office:value-type="float" office:value="156.234461922087" calcext:value-type="float">
            <text:p>156.23</text:p>
          </table:table-cell>
          <table:table-cell table:number-columns-repeated="6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Female</text:p>
          </table:table-cell>
          <table:table-cell office:value-type="float" office:value="58.3237477025474" calcext:value-type="float">
            <text:p>58.32</text:p>
          </table:table-cell>
          <table:table-cell office:value-type="float" office:value="117.053155966036" calcext:value-type="float">
            <text:p>117.05</text:p>
          </table:table-cell>
          <table:table-cell table:number-columns-repeated="6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Female</text:p>
          </table:table-cell>
          <table:table-cell office:value-type="float" office:value="65.3320138258011" calcext:value-type="float">
            <text:p>65.33</text:p>
          </table:table-cell>
          <table:table-cell office:value-type="float" office:value="144.806619669841" calcext:value-type="float">
            <text:p>144.81</text:p>
          </table:table-cell>
          <table:table-cell table:number-columns-repeated="6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Male</text:p>
          </table:table-cell>
          <table:table-cell office:value-type="float" office:value="67.2041088078578" calcext:value-type="float">
            <text:p>67.20</text:p>
          </table:table-cell>
          <table:table-cell office:value-type="float" office:value="168.982091609734" calcext:value-type="float">
            <text:p>168.98</text:p>
          </table:table-cell>
          <table:table-cell table:number-columns-repeated="6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Male</text:p>
          </table:table-cell>
          <table:table-cell office:value-type="float" office:value="72.7389699965634" calcext:value-type="float">
            <text:p>72.74</text:p>
          </table:table-cell>
          <table:table-cell office:value-type="float" office:value="187.222908934528" calcext:value-type="float">
            <text:p>187.22</text:p>
          </table:table-cell>
          <table:table-cell table:number-columns-repeated="6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Male</text:p>
          </table:table-cell>
          <table:table-cell office:value-type="float" office:value="69.2384271868614" calcext:value-type="float">
            <text:p>69.24</text:p>
          </table:table-cell>
          <table:table-cell office:value-type="float" office:value="197.412091355179" calcext:value-type="float">
            <text:p>197.41</text:p>
          </table:table-cell>
          <table:table-cell table:number-columns-repeated="6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Female</text:p>
          </table:table-cell>
          <table:table-cell office:value-type="float" office:value="63.7170340153881" calcext:value-type="float">
            <text:p>63.72</text:p>
          </table:table-cell>
          <table:table-cell office:value-type="float" office:value="137.999423060675" calcext:value-type="float">
            <text:p>138.00</text:p>
          </table:table-cell>
          <table:table-cell table:number-columns-repeated="6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Female</text:p>
          </table:table-cell>
          <table:table-cell office:value-type="float" office:value="65.7379348720023" calcext:value-type="float">
            <text:p>65.74</text:p>
          </table:table-cell>
          <table:table-cell office:value-type="float" office:value="144.08991688811" calcext:value-type="float">
            <text:p>144.09</text:p>
          </table:table-cell>
          <table:table-cell table:number-columns-repeated="6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Female</text:p>
          </table:table-cell>
          <table:table-cell office:value-type="float" office:value="65.5288561745669" calcext:value-type="float">
            <text:p>65.53</text:p>
          </table:table-cell>
          <table:table-cell office:value-type="float" office:value="138.989535511843" calcext:value-type="float">
            <text:p>138.99</text:p>
          </table:table-cell>
          <table:table-cell table:number-columns-repeated="6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Female</text:p>
          </table:table-cell>
          <table:table-cell office:value-type="float" office:value="64.3168663346422" calcext:value-type="float">
            <text:p>64.32</text:p>
          </table:table-cell>
          <table:table-cell office:value-type="float" office:value="143.859569230449" calcext:value-type="float">
            <text:p>143.86</text:p>
          </table:table-cell>
          <table:table-cell table:number-columns-repeated="6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Female</text:p>
          </table:table-cell>
          <table:table-cell office:value-type="float" office:value="61.3047539960928" calcext:value-type="float">
            <text:p>61.30</text:p>
          </table:table-cell>
          <table:table-cell office:value-type="float" office:value="104.855761815701" calcext:value-type="float">
            <text:p>104.86</text:p>
          </table:table-cell>
          <table:table-cell table:number-columns-repeated="6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Female</text:p>
          </table:table-cell>
          <table:table-cell office:value-type="float" office:value="68.244709889445" calcext:value-type="float">
            <text:p>68.24</text:p>
          </table:table-cell>
          <table:table-cell office:value-type="float" office:value="158.25171887237" calcext:value-type="float">
            <text:p>158.25</text:p>
          </table:table-cell>
          <table:table-cell table:number-columns-repeated="6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Female</text:p>
          </table:table-cell>
          <table:table-cell office:value-type="float" office:value="64.2355616328491" calcext:value-type="float">
            <text:p>64.24</text:p>
          </table:table-cell>
          <table:table-cell office:value-type="float" office:value="141.401345178251" calcext:value-type="float">
            <text:p>141.40</text:p>
          </table:table-cell>
          <table:table-cell table:number-columns-repeated="6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Male</text:p>
          </table:table-cell>
          <table:table-cell office:value-type="float" office:value="67.9015149298272" calcext:value-type="float">
            <text:p>67.90</text:p>
          </table:table-cell>
          <table:table-cell office:value-type="float" office:value="173.915819257889" calcext:value-type="float">
            <text:p>173.92</text:p>
          </table:table-cell>
          <table:table-cell table:number-columns-repeated="6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Female</text:p>
          </table:table-cell>
          <table:table-cell office:value-type="float" office:value="66.0049985990387" calcext:value-type="float">
            <text:p>66.00</text:p>
          </table:table-cell>
          <table:table-cell office:value-type="float" office:value="146.668808011168" calcext:value-type="float">
            <text:p>146.67</text:p>
          </table:table-cell>
          <table:table-cell table:number-columns-repeated="6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Male</text:p>
          </table:table-cell>
          <table:table-cell office:value-type="float" office:value="67.3933460662424" calcext:value-type="float">
            <text:p>67.39</text:p>
          </table:table-cell>
          <table:table-cell office:value-type="float" office:value="173.127460636371" calcext:value-type="float">
            <text:p>173.13</text:p>
          </table:table-cell>
          <table:table-cell table:number-columns-repeated="6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Male</text:p>
          </table:table-cell>
          <table:table-cell office:value-type="float" office:value="61.9269489433641" calcext:value-type="float">
            <text:p>61.93</text:p>
          </table:table-cell>
          <table:table-cell office:value-type="float" office:value="149.149684837724" calcext:value-type="float">
            <text:p>149.15</text:p>
          </table:table-cell>
          <table:table-cell table:number-columns-repeated="6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Male</text:p>
          </table:table-cell>
          <table:table-cell office:value-type="float" office:value="69.9442505668457" calcext:value-type="float">
            <text:p>69.94</text:p>
          </table:table-cell>
          <table:table-cell office:value-type="float" office:value="172.898850270504" calcext:value-type="float">
            <text:p>172.90</text:p>
          </table:table-cell>
          <table:table-cell table:number-columns-repeated="6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Male</text:p>
          </table:table-cell>
          <table:table-cell office:value-type="float" office:value="78.4620529193772" calcext:value-type="float">
            <text:p>78.46</text:p>
          </table:table-cell>
          <table:table-cell office:value-type="float" office:value="227.342564876735" calcext:value-type="float">
            <text:p>227.34</text:p>
          </table:table-cell>
          <table:table-cell table:number-columns-repeated="6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Female</text:p>
          </table:table-cell>
          <table:table-cell office:value-type="float" office:value="62.028373055852" calcext:value-type="float">
            <text:p>62.03</text:p>
          </table:table-cell>
          <table:table-cell office:value-type="float" office:value="103.275029340058" calcext:value-type="float">
            <text:p>103.28</text:p>
          </table:table-cell>
          <table:table-cell table:number-columns-repeated="6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Female</text:p>
          </table:table-cell>
          <table:table-cell office:value-type="float" office:value="56.7854343692644" calcext:value-type="float">
            <text:p>56.79</text:p>
          </table:table-cell>
          <table:table-cell office:value-type="float" office:value="83.9930774713752" calcext:value-type="float">
            <text:p>83.99</text:p>
          </table:table-cell>
          <table:table-cell table:number-columns-repeated="6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Female</text:p>
          </table:table-cell>
          <table:table-cell office:value-type="float" office:value="65.1514754236429" calcext:value-type="float">
            <text:p>65.15</text:p>
          </table:table-cell>
          <table:table-cell office:value-type="float" office:value="122.751654123712" calcext:value-type="float">
            <text:p>122.75</text:p>
          </table:table-cell>
          <table:table-cell table:number-columns-repeated="6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Female</text:p>
          </table:table-cell>
          <table:table-cell office:value-type="float" office:value="61.9589645904203" calcext:value-type="float">
            <text:p>61.96</text:p>
          </table:table-cell>
          <table:table-cell office:value-type="float" office:value="132.692405283877" calcext:value-type="float">
            <text:p>132.69</text:p>
          </table:table-cell>
          <table:table-cell table:number-columns-repeated="6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Male</text:p>
          </table:table-cell>
          <table:table-cell office:value-type="float" office:value="73.295350593677" calcext:value-type="float">
            <text:p>73.30</text:p>
          </table:table-cell>
          <table:table-cell office:value-type="float" office:value="223.870178030187" calcext:value-type="float">
            <text:p>223.87</text:p>
          </table:table-cell>
          <table:table-cell table:number-columns-repeated="6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Female</text:p>
          </table:table-cell>
          <table:table-cell office:value-type="float" office:value="61.4986393736618" calcext:value-type="float">
            <text:p>61.50</text:p>
          </table:table-cell>
          <table:table-cell office:value-type="float" office:value="122.049480193377" calcext:value-type="float">
            <text:p>122.05</text:p>
          </table:table-cell>
          <table:table-cell table:number-columns-repeated="6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Female</text:p>
          </table:table-cell>
          <table:table-cell office:value-type="float" office:value="66.2350945397925" calcext:value-type="float">
            <text:p>66.24</text:p>
          </table:table-cell>
          <table:table-cell office:value-type="float" office:value="145.217177513931" calcext:value-type="float">
            <text:p>145.22</text:p>
          </table:table-cell>
          <table:table-cell table:number-columns-repeated="6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Male</text:p>
          </table:table-cell>
          <table:table-cell office:value-type="float" office:value="67.1994321067045" calcext:value-type="float">
            <text:p>67.20</text:p>
          </table:table-cell>
          <table:table-cell office:value-type="float" office:value="173.488599343786" calcext:value-type="float">
            <text:p>173.49</text:p>
          </table:table-cell>
          <table:table-cell table:number-columns-repeated="6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Female</text:p>
          </table:table-cell>
          <table:table-cell office:value-type="float" office:value="59.9399817113234" calcext:value-type="float">
            <text:p>59.94</text:p>
          </table:table-cell>
          <table:table-cell office:value-type="float" office:value="102.466949336749" calcext:value-type="float">
            <text:p>102.47</text:p>
          </table:table-cell>
          <table:table-cell table:number-columns-repeated="6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Female</text:p>
          </table:table-cell>
          <table:table-cell office:value-type="float" office:value="60.8084236978284" calcext:value-type="float">
            <text:p>60.81</text:p>
          </table:table-cell>
          <table:table-cell office:value-type="float" office:value="110.984168692645" calcext:value-type="float">
            <text:p>110.98</text:p>
          </table:table-cell>
          <table:table-cell table:number-columns-repeated="6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Male</text:p>
          </table:table-cell>
          <table:table-cell office:value-type="float" office:value="73.4053573956574" calcext:value-type="float">
            <text:p>73.41</text:p>
          </table:table-cell>
          <table:table-cell office:value-type="float" office:value="209.260758499741" calcext:value-type="float">
            <text:p>209.26</text:p>
          </table:table-cell>
          <table:table-cell table:number-columns-repeated="6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Female</text:p>
          </table:table-cell>
          <table:table-cell office:value-type="float" office:value="59.8949240533751" calcext:value-type="float">
            <text:p>59.89</text:p>
          </table:table-cell>
          <table:table-cell office:value-type="float" office:value="129.173838843876" calcext:value-type="float">
            <text:p>129.17</text:p>
          </table:table-cell>
          <table:table-cell table:number-columns-repeated="6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Male</text:p>
          </table:table-cell>
          <table:table-cell office:value-type="float" office:value="67.4512093255625" calcext:value-type="float">
            <text:p>67.45</text:p>
          </table:table-cell>
          <table:table-cell office:value-type="float" office:value="177.84598831903" calcext:value-type="float">
            <text:p>177.85</text:p>
          </table:table-cell>
          <table:table-cell table:number-columns-repeated="6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Female</text:p>
          </table:table-cell>
          <table:table-cell office:value-type="float" office:value="67.6745192392133" calcext:value-type="float">
            <text:p>67.67</text:p>
          </table:table-cell>
          <table:table-cell office:value-type="float" office:value="172.574370078926" calcext:value-type="float">
            <text:p>172.57</text:p>
          </table:table-cell>
          <table:table-cell table:number-columns-repeated="6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Male</text:p>
          </table:table-cell>
          <table:table-cell office:value-type="float" office:value="68.0967595584502" calcext:value-type="float">
            <text:p>68.10</text:p>
          </table:table-cell>
          <table:table-cell office:value-type="float" office:value="189.26634876783" calcext:value-type="float">
            <text:p>189.27</text:p>
          </table:table-cell>
          <table:table-cell table:number-columns-repeated="6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Female</text:p>
          </table:table-cell>
          <table:table-cell office:value-type="float" office:value="57.4722523992131" calcext:value-type="float">
            <text:p>57.47</text:p>
          </table:table-cell>
          <table:table-cell office:value-type="float" office:value="96.3135565290208" calcext:value-type="float">
            <text:p>96.31</text:p>
          </table:table-cell>
          <table:table-cell table:number-columns-repeated="6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Female</text:p>
          </table:table-cell>
          <table:table-cell office:value-type="float" office:value="64.5802071176162" calcext:value-type="float">
            <text:p>64.58</text:p>
          </table:table-cell>
          <table:table-cell office:value-type="float" office:value="126.432720526499" calcext:value-type="float">
            <text:p>126.43</text:p>
          </table:table-cell>
          <table:table-cell table:number-columns-repeated="6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Male</text:p>
          </table:table-cell>
          <table:table-cell office:value-type="float" office:value="65.2536708473629" calcext:value-type="float">
            <text:p>65.25</text:p>
          </table:table-cell>
          <table:table-cell office:value-type="float" office:value="174.943977756174" calcext:value-type="float">
            <text:p>174.94</text:p>
          </table:table-cell>
          <table:table-cell table:number-columns-repeated="6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Male</text:p>
          </table:table-cell>
          <table:table-cell office:value-type="float" office:value="73.2794448452252" calcext:value-type="float">
            <text:p>73.28</text:p>
          </table:table-cell>
          <table:table-cell office:value-type="float" office:value="209.228853966766" calcext:value-type="float">
            <text:p>209.23</text:p>
          </table:table-cell>
          <table:table-cell table:number-columns-repeated="6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Female</text:p>
          </table:table-cell>
          <table:table-cell office:value-type="float" office:value="64.5241474356795" calcext:value-type="float">
            <text:p>64.52</text:p>
          </table:table-cell>
          <table:table-cell office:value-type="float" office:value="129.201505959375" calcext:value-type="float">
            <text:p>129.20</text:p>
          </table:table-cell>
          <table:table-cell table:number-columns-repeated="6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Female</text:p>
          </table:table-cell>
          <table:table-cell office:value-type="float" office:value="66.1484588506305" calcext:value-type="float">
            <text:p>66.15</text:p>
          </table:table-cell>
          <table:table-cell office:value-type="float" office:value="162.244457456505" calcext:value-type="float">
            <text:p>162.24</text:p>
          </table:table-cell>
          <table:table-cell table:number-columns-repeated="6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Female</text:p>
          </table:table-cell>
          <table:table-cell office:value-type="float" office:value="69.0342431307346" calcext:value-type="float">
            <text:p>69.03</text:p>
          </table:table-cell>
          <table:table-cell office:value-type="float" office:value="163.852461346571" calcext:value-type="float">
            <text:p>163.85</text:p>
          </table:table-cell>
          <table:table-cell table:number-columns-repeated="6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Female</text:p>
          </table:table-cell>
          <table:table-cell office:value-type="float" office:value="64.469422853858" calcext:value-type="float">
            <text:p>64.47</text:p>
          </table:table-cell>
          <table:table-cell office:value-type="float" office:value="135.193971875581" calcext:value-type="float">
            <text:p>135.19</text:p>
          </table:table-cell>
          <table:table-cell table:number-columns-repeated="6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Male</text:p>
          </table:table-cell>
          <table:table-cell office:value-type="float" office:value="71.8574874474702" calcext:value-type="float">
            <text:p>71.86</text:p>
          </table:table-cell>
          <table:table-cell office:value-type="float" office:value="204.422633460166" calcext:value-type="float">
            <text:p>204.42</text:p>
          </table:table-cell>
          <table:table-cell table:number-columns-repeated="6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Male</text:p>
          </table:table-cell>
          <table:table-cell office:value-type="float" office:value="66.4702457205614" calcext:value-type="float">
            <text:p>66.47</text:p>
          </table:table-cell>
          <table:table-cell office:value-type="float" office:value="182.468057432679" calcext:value-type="float">
            <text:p>182.47</text:p>
          </table:table-cell>
          <table:table-cell table:number-columns-repeated="6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Male</text:p>
          </table:table-cell>
          <table:table-cell office:value-type="float" office:value="68.8369333583183" calcext:value-type="float">
            <text:p>68.84</text:p>
          </table:table-cell>
          <table:table-cell office:value-type="float" office:value="183.69782679939" calcext:value-type="float">
            <text:p>183.70</text:p>
          </table:table-cell>
          <table:table-cell table:number-columns-repeated="6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Female</text:p>
          </table:table-cell>
          <table:table-cell office:value-type="float" office:value="60.6794569073923" calcext:value-type="float">
            <text:p>60.68</text:p>
          </table:table-cell>
          <table:table-cell office:value-type="float" office:value="120.952343048977" calcext:value-type="float">
            <text:p>120.95</text:p>
          </table:table-cell>
          <table:table-cell table:number-columns-repeated="6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Female</text:p>
          </table:table-cell>
          <table:table-cell office:value-type="float" office:value="64.8934630158002" calcext:value-type="float">
            <text:p>64.89</text:p>
          </table:table-cell>
          <table:table-cell office:value-type="float" office:value="133.854826231392" calcext:value-type="float">
            <text:p>133.85</text:p>
          </table:table-cell>
          <table:table-cell table:number-columns-repeated="6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Female</text:p>
          </table:table-cell>
          <table:table-cell office:value-type="float" office:value="66.4174719209582" calcext:value-type="float">
            <text:p>66.42</text:p>
          </table:table-cell>
          <table:table-cell office:value-type="float" office:value="139.743280295884" calcext:value-type="float">
            <text:p>139.74</text:p>
          </table:table-cell>
          <table:table-cell table:number-columns-repeated="6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Male</text:p>
          </table:table-cell>
          <table:table-cell office:value-type="float" office:value="70.0525106688094" calcext:value-type="float">
            <text:p>70.05</text:p>
          </table:table-cell>
          <table:table-cell office:value-type="float" office:value="194.974115927247" calcext:value-type="float">
            <text:p>194.97</text:p>
          </table:table-cell>
          <table:table-cell table:number-columns-repeated="6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Female</text:p>
          </table:table-cell>
          <table:table-cell office:value-type="float" office:value="58.9107320370127" calcext:value-type="float">
            <text:p>58.91</text:p>
          </table:table-cell>
          <table:table-cell office:value-type="float" office:value="102.08832636784" calcext:value-type="float">
            <text:p>102.09</text:p>
          </table:table-cell>
          <table:table-cell table:number-columns-repeated="6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Female</text:p>
          </table:table-cell>
          <table:table-cell office:value-type="float" office:value="61.4153067712281" calcext:value-type="float">
            <text:p>61.42</text:p>
          </table:table-cell>
          <table:table-cell office:value-type="float" office:value="106.295001359125" calcext:value-type="float">
            <text:p>106.30</text:p>
          </table:table-cell>
          <table:table-cell table:number-columns-repeated="6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Male</text:p>
          </table:table-cell>
          <table:table-cell office:value-type="float" office:value="72.0852995257673" calcext:value-type="float">
            <text:p>72.09</text:p>
          </table:table-cell>
          <table:table-cell office:value-type="float" office:value="210.636523766533" calcext:value-type="float">
            <text:p>210.64</text:p>
          </table:table-cell>
          <table:table-cell table:number-columns-repeated="6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Female</text:p>
          </table:table-cell>
          <table:table-cell office:value-type="float" office:value="63.5397728071705" calcext:value-type="float">
            <text:p>63.54</text:p>
          </table:table-cell>
          <table:table-cell office:value-type="float" office:value="130.27971411619" calcext:value-type="float">
            <text:p>130.28</text:p>
          </table:table-cell>
          <table:table-cell table:number-columns-repeated="6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Male</text:p>
          </table:table-cell>
          <table:table-cell office:value-type="float" office:value="72.67888503907" calcext:value-type="float">
            <text:p>72.68</text:p>
          </table:table-cell>
          <table:table-cell office:value-type="float" office:value="216.68631525849" calcext:value-type="float">
            <text:p>216.69</text:p>
          </table:table-cell>
          <table:table-cell table:number-columns-repeated="6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Male</text:p>
          </table:table-cell>
          <table:table-cell office:value-type="float" office:value="69.1624698844448" calcext:value-type="float">
            <text:p>69.16</text:p>
          </table:table-cell>
          <table:table-cell office:value-type="float" office:value="190.849070077584" calcext:value-type="float">
            <text:p>190.85</text:p>
          </table:table-cell>
          <table:table-cell table:number-columns-repeated="6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Male</text:p>
          </table:table-cell>
          <table:table-cell office:value-type="float" office:value="66.8192507182576" calcext:value-type="float">
            <text:p>66.82</text:p>
          </table:table-cell>
          <table:table-cell office:value-type="float" office:value="178.169090523627" calcext:value-type="float">
            <text:p>178.17</text:p>
          </table:table-cell>
          <table:table-cell table:number-columns-repeated="6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Female</text:p>
          </table:table-cell>
          <table:table-cell office:value-type="float" office:value="68.2221798564946" calcext:value-type="float">
            <text:p>68.22</text:p>
          </table:table-cell>
          <table:table-cell office:value-type="float" office:value="153.098641625936" calcext:value-type="float">
            <text:p>153.10</text:p>
          </table:table-cell>
          <table:table-cell table:number-columns-repeated="6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Male</text:p>
          </table:table-cell>
          <table:table-cell office:value-type="float" office:value="68.266586787432" calcext:value-type="float">
            <text:p>68.27</text:p>
          </table:table-cell>
          <table:table-cell office:value-type="float" office:value="186.289792971552" calcext:value-type="float">
            <text:p>186.29</text:p>
          </table:table-cell>
          <table:table-cell table:number-columns-repeated="6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Female</text:p>
          </table:table-cell>
          <table:table-cell office:value-type="float" office:value="63.4012051394349" calcext:value-type="float">
            <text:p>63.40</text:p>
          </table:table-cell>
          <table:table-cell office:value-type="float" office:value="145.316583178589" calcext:value-type="float">
            <text:p>145.32</text:p>
          </table:table-cell>
          <table:table-cell table:number-columns-repeated="6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Female</text:p>
          </table:table-cell>
          <table:table-cell office:value-type="float" office:value="59.0291950607398" calcext:value-type="float">
            <text:p>59.03</text:p>
          </table:table-cell>
          <table:table-cell office:value-type="float" office:value="98.3726388184667" calcext:value-type="float">
            <text:p>98.37</text:p>
          </table:table-cell>
          <table:table-cell table:number-columns-repeated="6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Female</text:p>
          </table:table-cell>
          <table:table-cell office:value-type="float" office:value="66.1921299825332" calcext:value-type="float">
            <text:p>66.19</text:p>
          </table:table-cell>
          <table:table-cell office:value-type="float" office:value="145.579208735676" calcext:value-type="float">
            <text:p>145.58</text:p>
          </table:table-cell>
          <table:table-cell table:number-columns-repeated="6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Female</text:p>
          </table:table-cell>
          <table:table-cell office:value-type="float" office:value="63.7693560706991" calcext:value-type="float">
            <text:p>63.77</text:p>
          </table:table-cell>
          <table:table-cell office:value-type="float" office:value="145.403687380832" calcext:value-type="float">
            <text:p>145.40</text:p>
          </table:table-cell>
          <table:table-cell table:number-columns-repeated="6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Female</text:p>
          </table:table-cell>
          <table:table-cell office:value-type="float" office:value="65.5981804983064" calcext:value-type="float">
            <text:p>65.60</text:p>
          </table:table-cell>
          <table:table-cell office:value-type="float" office:value="145.080404329489" calcext:value-type="float">
            <text:p>145.08</text:p>
          </table:table-cell>
          <table:table-cell table:number-columns-repeated="6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Female</text:p>
          </table:table-cell>
          <table:table-cell office:value-type="float" office:value="59.3448548761631" calcext:value-type="float">
            <text:p>59.34</text:p>
          </table:table-cell>
          <table:table-cell office:value-type="float" office:value="113.415890493119" calcext:value-type="float">
            <text:p>113.42</text:p>
          </table:table-cell>
          <table:table-cell table:number-columns-repeated="6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Male</text:p>
          </table:table-cell>
          <table:table-cell office:value-type="float" office:value="68.2319539277068" calcext:value-type="float">
            <text:p>68.23</text:p>
          </table:table-cell>
          <table:table-cell office:value-type="float" office:value="195.261990296064" calcext:value-type="float">
            <text:p>195.26</text:p>
          </table:table-cell>
          <table:table-cell table:number-columns-repeated="6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Female</text:p>
          </table:table-cell>
          <table:table-cell office:value-type="float" office:value="59.7958609680167" calcext:value-type="float">
            <text:p>59.80</text:p>
          </table:table-cell>
          <table:table-cell office:value-type="float" office:value="118.754040580074" calcext:value-type="float">
            <text:p>118.75</text:p>
          </table:table-cell>
          <table:table-cell table:number-columns-repeated="6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Male</text:p>
          </table:table-cell>
          <table:table-cell office:value-type="float" office:value="73.3965429282898" calcext:value-type="float">
            <text:p>73.40</text:p>
          </table:table-cell>
          <table:table-cell office:value-type="float" office:value="220.945760743646" calcext:value-type="float">
            <text:p>220.95</text:p>
          </table:table-cell>
          <table:table-cell table:number-columns-repeated="6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Male</text:p>
          </table:table-cell>
          <table:table-cell office:value-type="float" office:value="66.429741469109" calcext:value-type="float">
            <text:p>66.43</text:p>
          </table:table-cell>
          <table:table-cell office:value-type="float" office:value="191.946488427172" calcext:value-type="float">
            <text:p>191.95</text:p>
          </table:table-cell>
          <table:table-cell table:number-columns-repeated="6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Male</text:p>
          </table:table-cell>
          <table:table-cell office:value-type="float" office:value="73.6956873393538" calcext:value-type="float">
            <text:p>73.70</text:p>
          </table:table-cell>
          <table:table-cell office:value-type="float" office:value="218.415504458001" calcext:value-type="float">
            <text:p>218.42</text:p>
          </table:table-cell>
          <table:table-cell table:number-columns-repeated="6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Female</text:p>
          </table:table-cell>
          <table:table-cell office:value-type="float" office:value="58.7512536320208" calcext:value-type="float">
            <text:p>58.75</text:p>
          </table:table-cell>
          <table:table-cell office:value-type="float" office:value="97.7224905977011" calcext:value-type="float">
            <text:p>97.72</text:p>
          </table:table-cell>
          <table:table-cell table:number-columns-repeated="6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Female</text:p>
          </table:table-cell>
          <table:table-cell office:value-type="float" office:value="63.7322395071576" calcext:value-type="float">
            <text:p>63.73</text:p>
          </table:table-cell>
          <table:table-cell office:value-type="float" office:value="154.655272563838" calcext:value-type="float">
            <text:p>154.66</text:p>
          </table:table-cell>
          <table:table-cell table:number-columns-repeated="6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Female</text:p>
          </table:table-cell>
          <table:table-cell office:value-type="float" office:value="65.6646236546352" calcext:value-type="float">
            <text:p>65.66</text:p>
          </table:table-cell>
          <table:table-cell office:value-type="float" office:value="139.62257313096" calcext:value-type="float">
            <text:p>139.62</text:p>
          </table:table-cell>
          <table:table-cell table:number-columns-repeated="6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Male</text:p>
          </table:table-cell>
          <table:table-cell office:value-type="float" office:value="69.7678456329977" calcext:value-type="float">
            <text:p>69.77</text:p>
          </table:table-cell>
          <table:table-cell office:value-type="float" office:value="194.604061298549" calcext:value-type="float">
            <text:p>194.60</text:p>
          </table:table-cell>
          <table:table-cell table:number-columns-repeated="6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Female</text:p>
          </table:table-cell>
          <table:table-cell office:value-type="float" office:value="60.7181902703438" calcext:value-type="float">
            <text:p>60.72</text:p>
          </table:table-cell>
          <table:table-cell office:value-type="float" office:value="116.690215074499" calcext:value-type="float">
            <text:p>116.69</text:p>
          </table:table-cell>
          <table:table-cell table:number-columns-repeated="6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Male</text:p>
          </table:table-cell>
          <table:table-cell office:value-type="float" office:value="66.0829084373533" calcext:value-type="float">
            <text:p>66.08</text:p>
          </table:table-cell>
          <table:table-cell office:value-type="float" office:value="169.617201955091" calcext:value-type="float">
            <text:p>169.62</text:p>
          </table:table-cell>
          <table:table-cell table:number-columns-repeated="6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Male</text:p>
          </table:table-cell>
          <table:table-cell office:value-type="float" office:value="68.1537017938172" calcext:value-type="float">
            <text:p>68.15</text:p>
          </table:table-cell>
          <table:table-cell office:value-type="float" office:value="178.16580168766" calcext:value-type="float">
            <text:p>178.17</text:p>
          </table:table-cell>
          <table:table-cell table:number-columns-repeated="6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Female</text:p>
          </table:table-cell>
          <table:table-cell office:value-type="float" office:value="63.0362941884185" calcext:value-type="float">
            <text:p>63.04</text:p>
          </table:table-cell>
          <table:table-cell office:value-type="float" office:value="130.117520780242" calcext:value-type="float">
            <text:p>130.12</text:p>
          </table:table-cell>
          <table:table-cell table:number-columns-repeated="6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Female</text:p>
          </table:table-cell>
          <table:table-cell office:value-type="float" office:value="63.8536836690749" calcext:value-type="float">
            <text:p>63.85</text:p>
          </table:table-cell>
          <table:table-cell office:value-type="float" office:value="145.825608023271" calcext:value-type="float">
            <text:p>145.83</text:p>
          </table:table-cell>
          <table:table-cell table:number-columns-repeated="6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Female</text:p>
          </table:table-cell>
          <table:table-cell office:value-type="float" office:value="63.3095393090567" calcext:value-type="float">
            <text:p>63.31</text:p>
          </table:table-cell>
          <table:table-cell office:value-type="float" office:value="134.417675049052" calcext:value-type="float">
            <text:p>134.42</text:p>
          </table:table-cell>
          <table:table-cell table:number-columns-repeated="6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Female</text:p>
          </table:table-cell>
          <table:table-cell office:value-type="float" office:value="68.3169056442754" calcext:value-type="float">
            <text:p>68.32</text:p>
          </table:table-cell>
          <table:table-cell office:value-type="float" office:value="160.443182982172" calcext:value-type="float">
            <text:p>160.44</text:p>
          </table:table-cell>
          <table:table-cell table:number-columns-repeated="6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Male</text:p>
          </table:table-cell>
          <table:table-cell office:value-type="float" office:value="66.7528662909405" calcext:value-type="float">
            <text:p>66.75</text:p>
          </table:table-cell>
          <table:table-cell office:value-type="float" office:value="163.690688814" calcext:value-type="float">
            <text:p>163.69</text:p>
          </table:table-cell>
          <table:table-cell table:number-columns-repeated="6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Female</text:p>
          </table:table-cell>
          <table:table-cell office:value-type="float" office:value="64.5289979382754" calcext:value-type="float">
            <text:p>64.53</text:p>
          </table:table-cell>
          <table:table-cell office:value-type="float" office:value="131.120790736503" calcext:value-type="float">
            <text:p>131.12</text:p>
          </table:table-cell>
          <table:table-cell table:number-columns-repeated="6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Female</text:p>
          </table:table-cell>
          <table:table-cell office:value-type="float" office:value="60.0259500665801" calcext:value-type="float">
            <text:p>60.03</text:p>
          </table:table-cell>
          <table:table-cell office:value-type="float" office:value="87.0354160033182" calcext:value-type="float">
            <text:p>87.04</text:p>
          </table:table-cell>
          <table:table-cell table:number-columns-repeated="6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Male</text:p>
          </table:table-cell>
          <table:table-cell office:value-type="float" office:value="70.3892007063949" calcext:value-type="float">
            <text:p>70.39</text:p>
          </table:table-cell>
          <table:table-cell office:value-type="float" office:value="178.851348335504" calcext:value-type="float">
            <text:p>178.85</text:p>
          </table:table-cell>
          <table:table-cell table:number-columns-repeated="6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Male</text:p>
          </table:table-cell>
          <table:table-cell office:value-type="float" office:value="71.1979378222303" calcext:value-type="float">
            <text:p>71.20</text:p>
          </table:table-cell>
          <table:table-cell office:value-type="float" office:value="210.134529042031" calcext:value-type="float">
            <text:p>210.13</text:p>
          </table:table-cell>
          <table:table-cell table:number-columns-repeated="6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Female</text:p>
          </table:table-cell>
          <table:table-cell office:value-type="float" office:value="65.3189456601437" calcext:value-type="float">
            <text:p>65.32</text:p>
          </table:table-cell>
          <table:table-cell office:value-type="float" office:value="154.480913000963" calcext:value-type="float">
            <text:p>154.48</text:p>
          </table:table-cell>
          <table:table-cell table:number-columns-repeated="6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Female</text:p>
          </table:table-cell>
          <table:table-cell office:value-type="float" office:value="65.2381384425361" calcext:value-type="float">
            <text:p>65.24</text:p>
          </table:table-cell>
          <table:table-cell office:value-type="float" office:value="135.648212327642" calcext:value-type="float">
            <text:p>135.65</text:p>
          </table:table-cell>
          <table:table-cell table:number-columns-repeated="6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Female</text:p>
          </table:table-cell>
          <table:table-cell office:value-type="float" office:value="65.793650605563" calcext:value-type="float">
            <text:p>65.79</text:p>
          </table:table-cell>
          <table:table-cell office:value-type="float" office:value="140.179483330696" calcext:value-type="float">
            <text:p>140.18</text:p>
          </table:table-cell>
          <table:table-cell table:number-columns-repeated="6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Female</text:p>
          </table:table-cell>
          <table:table-cell office:value-type="float" office:value="65.6981278803086" calcext:value-type="float">
            <text:p>65.70</text:p>
          </table:table-cell>
          <table:table-cell office:value-type="float" office:value="145.625184197326" calcext:value-type="float">
            <text:p>145.63</text:p>
          </table:table-cell>
          <table:table-cell table:number-columns-repeated="6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Male</text:p>
          </table:table-cell>
          <table:table-cell office:value-type="float" office:value="71.5825515145273" calcext:value-type="float">
            <text:p>71.58</text:p>
          </table:table-cell>
          <table:table-cell office:value-type="float" office:value="192.727036250921" calcext:value-type="float">
            <text:p>192.73</text:p>
          </table:table-cell>
          <table:table-cell table:number-columns-repeated="6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Female</text:p>
          </table:table-cell>
          <table:table-cell office:value-type="float" office:value="62.5554253421448" calcext:value-type="float">
            <text:p>62.56</text:p>
          </table:table-cell>
          <table:table-cell office:value-type="float" office:value="144.299189909668" calcext:value-type="float">
            <text:p>144.30</text:p>
          </table:table-cell>
          <table:table-cell table:number-columns-repeated="6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Female</text:p>
          </table:table-cell>
          <table:table-cell office:value-type="float" office:value="58.1558883121072" calcext:value-type="float">
            <text:p>58.16</text:p>
          </table:table-cell>
          <table:table-cell office:value-type="float" office:value="95.6788715811646" calcext:value-type="float">
            <text:p>95.68</text:p>
          </table:table-cell>
          <table:table-cell table:number-columns-repeated="6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Male</text:p>
          </table:table-cell>
          <table:table-cell office:value-type="float" office:value="66.0718645884626" calcext:value-type="float">
            <text:p>66.07</text:p>
          </table:table-cell>
          <table:table-cell office:value-type="float" office:value="179.704410058826" calcext:value-type="float">
            <text:p>179.70</text:p>
          </table:table-cell>
          <table:table-cell table:number-columns-repeated="6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Male</text:p>
          </table:table-cell>
          <table:table-cell office:value-type="float" office:value="71.8432786362585" calcext:value-type="float">
            <text:p>71.84</text:p>
          </table:table-cell>
          <table:table-cell office:value-type="float" office:value="202.152955387985" calcext:value-type="float">
            <text:p>202.15</text:p>
          </table:table-cell>
          <table:table-cell table:number-columns-repeated="6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Male</text:p>
          </table:table-cell>
          <table:table-cell office:value-type="float" office:value="71.007888258908" calcext:value-type="float">
            <text:p>71.01</text:p>
          </table:table-cell>
          <table:table-cell office:value-type="float" office:value="194.080612217446" calcext:value-type="float">
            <text:p>194.08</text:p>
          </table:table-cell>
          <table:table-cell table:number-columns-repeated="6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Male</text:p>
          </table:table-cell>
          <table:table-cell office:value-type="float" office:value="75.9999570462348" calcext:value-type="float">
            <text:p>76.00</text:p>
          </table:table-cell>
          <table:table-cell office:value-type="float" office:value="224.440459195823" calcext:value-type="float">
            <text:p>224.44</text:p>
          </table:table-cell>
          <table:table-cell table:number-columns-repeated="6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Male</text:p>
          </table:table-cell>
          <table:table-cell office:value-type="float" office:value="74.7932882435025" calcext:value-type="float">
            <text:p>74.79</text:p>
          </table:table-cell>
          <table:table-cell office:value-type="float" office:value="215.23544019205" calcext:value-type="float">
            <text:p>215.24</text:p>
          </table:table-cell>
          <table:table-cell table:number-columns-repeated="6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Female</text:p>
          </table:table-cell>
          <table:table-cell office:value-type="float" office:value="64.3633676937013" calcext:value-type="float">
            <text:p>64.36</text:p>
          </table:table-cell>
          <table:table-cell office:value-type="float" office:value="139.880864706159" calcext:value-type="float">
            <text:p>139.88</text:p>
          </table:table-cell>
          <table:table-cell table:number-columns-repeated="6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Male</text:p>
          </table:table-cell>
          <table:table-cell office:value-type="float" office:value="69.9262412340003" calcext:value-type="float">
            <text:p>69.93</text:p>
          </table:table-cell>
          <table:table-cell office:value-type="float" office:value="204.875691679207" calcext:value-type="float">
            <text:p>204.88</text:p>
          </table:table-cell>
          <table:table-cell table:number-columns-repeated="6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Female</text:p>
          </table:table-cell>
          <table:table-cell office:value-type="float" office:value="63.7000670167339" calcext:value-type="float">
            <text:p>63.70</text:p>
          </table:table-cell>
          <table:table-cell office:value-type="float" office:value="142.322039721723" calcext:value-type="float">
            <text:p>142.32</text:p>
          </table:table-cell>
          <table:table-cell table:number-columns-repeated="6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Female</text:p>
          </table:table-cell>
          <table:table-cell office:value-type="float" office:value="62.5936305835178" calcext:value-type="float">
            <text:p>62.59</text:p>
          </table:table-cell>
          <table:table-cell office:value-type="float" office:value="136.760569754285" calcext:value-type="float">
            <text:p>136.76</text:p>
          </table:table-cell>
          <table:table-cell table:number-columns-repeated="6"/>
        </table:table-row>
        <table:table-row table:style-name="ro1" table:number-rows-repeated="9517">
          <table:table-cell table:style-name="Default" table:number-columns-repeated="4"/>
          <table:table-cell table:number-columns-repeated="6"/>
        </table:table-row>
        <table:table-row table:style-name="ro1" table:number-rows-repeated="1038558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5">00/00/0000</text:date>, <text:time style:data-style-name="N2" text:time-value="15:54:53.9734473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3.4.2$MacOSX_X86_64 LibreOffice_project/60da17e045e08f1793c57c00ba83cdfce946d0aa</meta:generator>
    <dc:date>2020-01-15T16:04:41.633369680</dc:date>
    <meta:editing-duration>PT49M12S</meta:editing-duration>
    <meta:editing-cycles>6</meta:editing-cycles>
    <meta:document-statistic meta:table-count="1" meta:cell-count="2003" meta:object-count="0"/>
  </office:meta>
</office:document-meta>
</file>